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1957in"/>
    </style:style>
    <style:style style:name="co2" style:family="table-column">
      <style:table-column-properties fo:break-before="auto" style:column-width="0.5717in"/>
    </style:style>
    <style:style style:name="co3" style:family="table-column">
      <style:table-column-properties fo:break-before="auto" style:column-width="0.6138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column table:style-name="co4" table:default-cell-style-name="Default"/>
        <table:table-column table:style-name="co1" table:default-cell-style-name="Default"/>
        <table:table-column table:style-name="co2" table:default-cell-style-name="ce1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6/6.</text:p>
          </table:table-cell>
          <table:table-cell table:style-name="Default" office:value-type="string" calcext:value-type="string">
            <text:p>laybit</text:p>
          </table:table-cell>
          <table:table-cell office:value-type="string" calcext:value-type="string">
            <text:p>&lt;roads&gt;</text:p>
          </table:table-cell>
          <table:table-cell office:value-type="string" calcext:value-type="string">
            <text:p>roads95</text:p>
          </table:table-cell>
          <table:table-cell office:value-type="string" calcext:value-type="string">
            <text:p>&lt;comb/road&gt;</text:p>
          </table:table-cell>
          <table:table-cell office:value-type="string" calcext:value-type="string">
            <text:p>comb/road95</text:p>
          </table:table-cell>
          <table:table-cell office:value-type="string" calcext:value-type="string">
            <text:p>&lt;comb/ev&gt;</text:p>
          </table:table-cell>
          <table:table-cell office:value-type="string" calcext:value-type="string">
            <text:p>comb/ev95</text:p>
          </table:table-cell>
          <table:table-cell/>
          <table:table-cell office:value-type="string" calcext:value-type="string">
            <text:p>5/6.</text:p>
          </table:table-cell>
          <table:table-cell table:style-name="Default" office:value-type="string" calcext:value-type="string">
            <text:p>laybit</text:p>
          </table:table-cell>
          <table:table-cell office:value-type="string" calcext:value-type="string">
            <text:p>&lt;roads&gt;</text:p>
          </table:table-cell>
          <table:table-cell office:value-type="string" calcext:value-type="string">
            <text:p>roads95</text:p>
          </table:table-cell>
          <table:table-cell office:value-type="string" calcext:value-type="string">
            <text:p>&lt;comb/road&gt;</text:p>
          </table:table-cell>
          <table:table-cell office:value-type="string" calcext:value-type="string">
            <text:p>comb/road95</text:p>
          </table:table-cell>
          <table:table-cell office:value-type="string" calcext:value-type="string">
            <text:p>&lt;comb/ev&gt;</text:p>
          </table:table-cell>
          <table:table-cell office:value-type="string" calcext:value-type="string">
            <text:p>comb/ev9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11" calcext:value-type="float">
            <text:p>111111</text:p>
          </table:table-cell>
          <table:table-cell office:value-type="float" office:value="1.58823" calcext:value-type="float">
            <text:p>1.58823</text:p>
          </table:table-cell>
          <table:table-cell office:value-type="float" office:value="5.85901" calcext:value-type="float">
            <text:p>5.85901</text:p>
          </table:table-cell>
          <table:table-cell office:value-type="float" office:value="1.79538" calcext:value-type="float">
            <text:p>1.79538</text:p>
          </table:table-cell>
          <table:table-cell office:value-type="float" office:value="4.71559" calcext:value-type="float">
            <text:p>4.71559</text:p>
          </table:table-cell>
          <table:table-cell office:value-type="float" office:value="2.85147" calcext:value-type="float">
            <text:p>2.85147</text:p>
          </table:table-cell>
          <table:table-cell office:value-type="float" office:value="10.7731" calcext:value-type="float">
            <text:p>10.77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111" calcext:value-type="float">
            <text:p>111111</text:p>
          </table:table-cell>
          <table:table-cell office:value-type="float" office:value="19.4283" calcext:value-type="float">
            <text:p>19.4283</text:p>
          </table:table-cell>
          <table:table-cell office:value-type="float" office:value="61.7956" calcext:value-type="float">
            <text:p>61.7956</text:p>
          </table:table-cell>
          <table:table-cell office:value-type="float" office:value="1.63469" calcext:value-type="float">
            <text:p>1.63469</text:p>
          </table:table-cell>
          <table:table-cell office:value-type="float" office:value="4.43659" calcext:value-type="float">
            <text:p>4.43659</text:p>
          </table:table-cell>
          <table:table-cell office:value-type="float" office:value="31.7593" calcext:value-type="float">
            <text:p>31.7593</text:p>
          </table:table-cell>
          <table:table-cell office:value-type="float" office:value="107.504" calcext:value-type="float">
            <text:p>107.50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11" calcext:value-type="float">
            <text:p>110111</text:p>
          </table:table-cell>
          <table:table-cell office:value-type="float" office:value="1.64119" calcext:value-type="float">
            <text:p>1.64119</text:p>
          </table:table-cell>
          <table:table-cell office:value-type="float" office:value="6.06565" calcext:value-type="float">
            <text:p>6.06565</text:p>
          </table:table-cell>
          <table:table-cell office:value-type="float" office:value="1.89053" calcext:value-type="float">
            <text:p>1.89053</text:p>
          </table:table-cell>
          <table:table-cell office:value-type="float" office:value="4.84804" calcext:value-type="float">
            <text:p>4.84804</text:p>
          </table:table-cell>
          <table:table-cell office:value-type="float" office:value="3.1027" calcext:value-type="float">
            <text:p>3.1027</text:p>
          </table:table-cell>
          <table:table-cell office:value-type="float" office:value="12.0659" calcext:value-type="float">
            <text:p>12.06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111" calcext:value-type="float">
            <text:p>110111</text:p>
          </table:table-cell>
          <table:table-cell office:value-type="float" office:value="20.072" calcext:value-type="float">
            <text:p>20.072</text:p>
          </table:table-cell>
          <table:table-cell office:value-type="float" office:value="64.1271" calcext:value-type="float">
            <text:p>64.1271</text:p>
          </table:table-cell>
          <table:table-cell office:value-type="float" office:value="1.71315" calcext:value-type="float">
            <text:p>1.71315</text:p>
          </table:table-cell>
          <table:table-cell office:value-type="float" office:value="4.59545" calcext:value-type="float">
            <text:p>4.59545</text:p>
          </table:table-cell>
          <table:table-cell office:value-type="float" office:value="34.3863" calcext:value-type="float">
            <text:p>34.3863</text:p>
          </table:table-cell>
          <table:table-cell office:value-type="float" office:value="117.203" calcext:value-type="float">
            <text:p>117.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011" calcext:value-type="float">
            <text:p>111011</text:p>
          </table:table-cell>
          <table:table-cell office:value-type="float" office:value="1.6458" calcext:value-type="float">
            <text:p>1.6458</text:p>
          </table:table-cell>
          <table:table-cell office:value-type="float" office:value="6.11491" calcext:value-type="float">
            <text:p>6.11491</text:p>
          </table:table-cell>
          <table:table-cell office:value-type="float" office:value="1.91646" calcext:value-type="float">
            <text:p>1.91646</text:p>
          </table:table-cell>
          <table:table-cell office:value-type="float" office:value="4.86882" calcext:value-type="float">
            <text:p>4.86882</text:p>
          </table:table-cell>
          <table:table-cell office:value-type="float" office:value="3.1541" calcext:value-type="float">
            <text:p>3.1541</text:p>
          </table:table-cell>
          <table:table-cell office:value-type="float" office:value="12.2287" calcext:value-type="float">
            <text:p>12.22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011" calcext:value-type="float">
            <text:p>111011</text:p>
          </table:table-cell>
          <table:table-cell office:value-type="float" office:value="20.1584" calcext:value-type="float">
            <text:p>20.1584</text:p>
          </table:table-cell>
          <table:table-cell office:value-type="float" office:value="63.547" calcext:value-type="float">
            <text:p>63.547</text:p>
          </table:table-cell>
          <table:table-cell office:value-type="float" office:value="1.73634" calcext:value-type="float">
            <text:p>1.73634</text:p>
          </table:table-cell>
          <table:table-cell office:value-type="float" office:value="4.64753" calcext:value-type="float">
            <text:p>4.64753</text:p>
          </table:table-cell>
          <table:table-cell office:value-type="float" office:value="35.0017" calcext:value-type="float">
            <text:p>35.0017</text:p>
          </table:table-cell>
          <table:table-cell office:value-type="float" office:value="120.184" calcext:value-type="float">
            <text:p>120.18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01" calcext:value-type="float">
            <text:p>111101</text:p>
          </table:table-cell>
          <table:table-cell office:value-type="float" office:value="1.64588" calcext:value-type="float">
            <text:p>1.64588</text:p>
          </table:table-cell>
          <table:table-cell office:value-type="float" office:value="6.05631" calcext:value-type="float">
            <text:p>6.05631</text:p>
          </table:table-cell>
          <table:table-cell office:value-type="float" office:value="1.91652" calcext:value-type="float">
            <text:p>1.91652</text:p>
          </table:table-cell>
          <table:table-cell office:value-type="float" office:value="4.88091" calcext:value-type="float">
            <text:p>4.88091</text:p>
          </table:table-cell>
          <table:table-cell office:value-type="float" office:value="3.15436" calcext:value-type="float">
            <text:p>3.15436</text:p>
          </table:table-cell>
          <table:table-cell office:value-type="float" office:value="12.2019" calcext:value-type="float">
            <text:p>12.2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101" calcext:value-type="float">
            <text:p>111101</text:p>
          </table:table-cell>
          <table:table-cell office:value-type="float" office:value="20.2811" calcext:value-type="float">
            <text:p>20.2811</text:p>
          </table:table-cell>
          <table:table-cell office:value-type="float" office:value="64.9635" calcext:value-type="float">
            <text:p>64.9635</text:p>
          </table:table-cell>
          <table:table-cell office:value-type="float" office:value="1.74531" calcext:value-type="float">
            <text:p>1.74531</text:p>
          </table:table-cell>
          <table:table-cell office:value-type="float" office:value="4.66006" calcext:value-type="float">
            <text:p>4.66006</text:p>
          </table:table-cell>
          <table:table-cell office:value-type="float" office:value="35.3967" calcext:value-type="float">
            <text:p>35.3967</text:p>
          </table:table-cell>
          <table:table-cell office:value-type="float" office:value="120.705" calcext:value-type="float">
            <text:p>120.7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11" calcext:value-type="float">
            <text:p>101111</text:p>
          </table:table-cell>
          <table:table-cell office:value-type="float" office:value="1.65719" calcext:value-type="float">
            <text:p>1.65719</text:p>
          </table:table-cell>
          <table:table-cell office:value-type="float" office:value="6.16094" calcext:value-type="float">
            <text:p>6.16094</text:p>
          </table:table-cell>
          <table:table-cell office:value-type="float" office:value="1.9142" calcext:value-type="float">
            <text:p>1.9142</text:p>
          </table:table-cell>
          <table:table-cell office:value-type="float" office:value="4.88183" calcext:value-type="float">
            <text:p>4.88183</text:p>
          </table:table-cell>
          <table:table-cell office:value-type="float" office:value="3.17219" calcext:value-type="float">
            <text:p>3.17219</text:p>
          </table:table-cell>
          <table:table-cell office:value-type="float" office:value="12.3627" calcext:value-type="float">
            <text:p>12.362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111" calcext:value-type="float">
            <text:p>101111</text:p>
          </table:table-cell>
          <table:table-cell office:value-type="float" office:value="20.3306" calcext:value-type="float">
            <text:p>20.3306</text:p>
          </table:table-cell>
          <table:table-cell office:value-type="float" office:value="65.202" calcext:value-type="float">
            <text:p>65.202</text:p>
          </table:table-cell>
          <table:table-cell office:value-type="float" office:value="1.73204" calcext:value-type="float">
            <text:p>1.73204</text:p>
          </table:table-cell>
          <table:table-cell office:value-type="float" office:value="4.6429" calcext:value-type="float">
            <text:p>4.6429</text:p>
          </table:table-cell>
          <table:table-cell office:value-type="float" office:value="35.2134" calcext:value-type="float">
            <text:p>35.2134</text:p>
          </table:table-cell>
          <table:table-cell office:value-type="float" office:value="120.732" calcext:value-type="float">
            <text:p>120.73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1" calcext:value-type="float">
            <text:p>011111</text:p>
          </table:table-cell>
          <table:table-cell office:value-type="float" office:value="1.76085" calcext:value-type="float">
            <text:p>1.76085</text:p>
          </table:table-cell>
          <table:table-cell office:value-type="float" office:value="6.51776" calcext:value-type="float">
            <text:p>6.51776</text:p>
          </table:table-cell>
          <table:table-cell office:value-type="float" office:value="1.93288" calcext:value-type="float">
            <text:p>1.93288</text:p>
          </table:table-cell>
          <table:table-cell office:value-type="float" office:value="4.90776" calcext:value-type="float">
            <text:p>4.90776</text:p>
          </table:table-cell>
          <table:table-cell office:value-type="float" office:value="3.40351" calcext:value-type="float">
            <text:p>3.40351</text:p>
          </table:table-cell>
          <table:table-cell office:value-type="float" office:value="13.0144" calcext:value-type="float">
            <text:p>13.01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11" calcext:value-type="float">
            <text:p>011111</text:p>
          </table:table-cell>
          <table:table-cell office:value-type="float" office:value="20.9305" calcext:value-type="float">
            <text:p>20.9305</text:p>
          </table:table-cell>
          <table:table-cell office:value-type="float" office:value="66.3354" calcext:value-type="float">
            <text:p>66.3354</text:p>
          </table:table-cell>
          <table:table-cell office:value-type="float" office:value="1.74038" calcext:value-type="float">
            <text:p>1.74038</text:p>
          </table:table-cell>
          <table:table-cell office:value-type="float" office:value="4.65763" calcext:value-type="float">
            <text:p>4.65763</text:p>
          </table:table-cell>
          <table:table-cell office:value-type="float" office:value="36.4271" calcext:value-type="float">
            <text:p>36.4271</text:p>
          </table:table-cell>
          <table:table-cell office:value-type="float" office:value="124.55" calcext:value-type="float">
            <text:p>124.5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10" calcext:value-type="float">
            <text:p>111110</text:p>
          </table:table-cell>
          <table:table-cell office:value-type="float" office:value="1.70319" calcext:value-type="float">
            <text:p>1.70319</text:p>
          </table:table-cell>
          <table:table-cell office:value-type="float" office:value="6.3507" calcext:value-type="float">
            <text:p>6.3507</text:p>
          </table:table-cell>
          <table:table-cell office:value-type="float" office:value="1.95742" calcext:value-type="float">
            <text:p>1.95742</text:p>
          </table:table-cell>
          <table:table-cell office:value-type="float" office:value="4.92935" calcext:value-type="float">
            <text:p>4.92935</text:p>
          </table:table-cell>
          <table:table-cell office:value-type="float" office:value="3.33386" calcext:value-type="float">
            <text:p>3.33386</text:p>
          </table:table-cell>
          <table:table-cell office:value-type="float" office:value="12.9235" calcext:value-type="float">
            <text:p>12.923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110" calcext:value-type="float">
            <text:p>111110</text:p>
          </table:table-cell>
          <table:table-cell office:value-type="float" office:value="20.6668" calcext:value-type="float">
            <text:p>20.6668</text:p>
          </table:table-cell>
          <table:table-cell office:value-type="float" office:value="66.2196" calcext:value-type="float">
            <text:p>66.2196</text:p>
          </table:table-cell>
          <table:table-cell office:value-type="float" office:value="1.7703" calcext:value-type="float">
            <text:p>1.7703</text:p>
          </table:table-cell>
          <table:table-cell office:value-type="float" office:value="4.71268" calcext:value-type="float">
            <text:p>4.71268</text:p>
          </table:table-cell>
          <table:table-cell office:value-type="float" office:value="36.5864" calcext:value-type="float">
            <text:p>36.5864</text:p>
          </table:table-cell>
          <table:table-cell office:value-type="float" office:value="127.342" calcext:value-type="float">
            <text:p>127.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01" calcext:value-type="float">
            <text:p>110101</text:p>
          </table:table-cell>
          <table:table-cell office:value-type="float" office:value="1.70076" calcext:value-type="float">
            <text:p>1.70076</text:p>
          </table:table-cell>
          <table:table-cell office:value-type="float" office:value="6.31667" calcext:value-type="float">
            <text:p>6.31667</text:p>
          </table:table-cell>
          <table:table-cell office:value-type="float" office:value="2.01672" calcext:value-type="float">
            <text:p>2.01672</text:p>
          </table:table-cell>
          <table:table-cell office:value-type="float" office:value="4.99818" calcext:value-type="float">
            <text:p>4.99818</text:p>
          </table:table-cell>
          <table:table-cell office:value-type="float" office:value="3.42995" calcext:value-type="float">
            <text:p>3.42995</text:p>
          </table:table-cell>
          <table:table-cell office:value-type="float" office:value="13.2105" calcext:value-type="float">
            <text:p>13.21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101" calcext:value-type="float">
            <text:p>110101</text:p>
          </table:table-cell>
          <table:table-cell office:value-type="float" office:value="21.0596" calcext:value-type="float">
            <text:p>21.0596</text:p>
          </table:table-cell>
          <table:table-cell office:value-type="float" office:value="67.1089" calcext:value-type="float">
            <text:p>67.1089</text:p>
          </table:table-cell>
          <table:table-cell office:value-type="float" office:value="1.83394" calcext:value-type="float">
            <text:p>1.83394</text:p>
          </table:table-cell>
          <table:table-cell office:value-type="float" office:value="4.79076" calcext:value-type="float">
            <text:p>4.79076</text:p>
          </table:table-cell>
          <table:table-cell office:value-type="float" office:value="38.6221" calcext:value-type="float">
            <text:p>38.6221</text:p>
          </table:table-cell>
          <table:table-cell office:value-type="float" office:value="130.587" calcext:value-type="float">
            <text:p>130.58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11" calcext:value-type="float">
            <text:p>110011</text:p>
          </table:table-cell>
          <table:table-cell office:value-type="float" office:value="1.70154" calcext:value-type="float">
            <text:p>1.70154</text:p>
          </table:table-cell>
          <table:table-cell office:value-type="float" office:value="6.36818" calcext:value-type="float">
            <text:p>6.36818</text:p>
          </table:table-cell>
          <table:table-cell office:value-type="float" office:value="2.01922" calcext:value-type="float">
            <text:p>2.01922</text:p>
          </table:table-cell>
          <table:table-cell office:value-type="float" office:value="4.98536" calcext:value-type="float">
            <text:p>4.98536</text:p>
          </table:table-cell>
          <table:table-cell office:value-type="float" office:value="3.43578" calcext:value-type="float">
            <text:p>3.43578</text:p>
          </table:table-cell>
          <table:table-cell office:value-type="float" office:value="13.122" calcext:value-type="float">
            <text:p>13.12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11" calcext:value-type="float">
            <text:p>110011</text:p>
          </table:table-cell>
          <table:table-cell office:value-type="float" office:value="20.9581" calcext:value-type="float">
            <text:p>20.9581</text:p>
          </table:table-cell>
          <table:table-cell office:value-type="float" office:value="66.1906" calcext:value-type="float">
            <text:p>66.1906</text:p>
          </table:table-cell>
          <table:table-cell office:value-type="float" office:value="1.82469" calcext:value-type="float">
            <text:p>1.82469</text:p>
          </table:table-cell>
          <table:table-cell office:value-type="float" office:value="4.78178" calcext:value-type="float">
            <text:p>4.78178</text:p>
          </table:table-cell>
          <table:table-cell office:value-type="float" office:value="38.242" calcext:value-type="float">
            <text:p>38.242</text:p>
          </table:table-cell>
          <table:table-cell office:value-type="float" office:value="130.914" calcext:value-type="float">
            <text:p>130.91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11" calcext:value-type="float">
            <text:p>100111</text:p>
          </table:table-cell>
          <table:table-cell office:value-type="float" office:value="1.71432" calcext:value-type="float">
            <text:p>1.71432</text:p>
          </table:table-cell>
          <table:table-cell office:value-type="float" office:value="6.43184" calcext:value-type="float">
            <text:p>6.43184</text:p>
          </table:table-cell>
          <table:table-cell office:value-type="float" office:value="2.02019" calcext:value-type="float">
            <text:p>2.02019</text:p>
          </table:table-cell>
          <table:table-cell office:value-type="float" office:value="4.98603" calcext:value-type="float">
            <text:p>4.98603</text:p>
          </table:table-cell>
          <table:table-cell office:value-type="float" office:value="3.46326" calcext:value-type="float">
            <text:p>3.46326</text:p>
          </table:table-cell>
          <table:table-cell office:value-type="float" office:value="13.1478" calcext:value-type="float">
            <text:p>13.147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111" calcext:value-type="float">
            <text:p>100111</text:p>
          </table:table-cell>
          <table:table-cell office:value-type="float" office:value="21.1002" calcext:value-type="float">
            <text:p>21.1002</text:p>
          </table:table-cell>
          <table:table-cell office:value-type="float" office:value="67.8766" calcext:value-type="float">
            <text:p>67.8766</text:p>
          </table:table-cell>
          <table:table-cell office:value-type="float" office:value="1.81724" calcext:value-type="float">
            <text:p>1.81724</text:p>
          </table:table-cell>
          <table:table-cell office:value-type="float" office:value="4.76898" calcext:value-type="float">
            <text:p>4.76898</text:p>
          </table:table-cell>
          <table:table-cell office:value-type="float" office:value="38.3441" calcext:value-type="float">
            <text:p>38.3441</text:p>
          </table:table-cell>
          <table:table-cell office:value-type="float" office:value="130.937" calcext:value-type="float">
            <text:p>130.9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11" calcext:value-type="float">
            <text:p>101011</text:p>
          </table:table-cell>
          <table:table-cell office:value-type="float" office:value="1.7185" calcext:value-type="float">
            <text:p>1.7185</text:p>
          </table:table-cell>
          <table:table-cell office:value-type="float" office:value="6.43845" calcext:value-type="float">
            <text:p>6.43845</text:p>
          </table:table-cell>
          <table:table-cell office:value-type="float" office:value="2.04362" calcext:value-type="float">
            <text:p>2.04362</text:p>
          </table:table-cell>
          <table:table-cell office:value-type="float" office:value="5.25776" calcext:value-type="float">
            <text:p>5.25776</text:p>
          </table:table-cell>
          <table:table-cell office:value-type="float" office:value="3.51196" calcext:value-type="float">
            <text:p>3.51196</text:p>
          </table:table-cell>
          <table:table-cell office:value-type="float" office:value="13.4931" calcext:value-type="float">
            <text:p>13.49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11" calcext:value-type="float">
            <text:p>101011</text:p>
          </table:table-cell>
          <table:table-cell office:value-type="float" office:value="21.1895" calcext:value-type="float">
            <text:p>21.1895</text:p>
          </table:table-cell>
          <table:table-cell office:value-type="float" office:value="67.5944" calcext:value-type="float">
            <text:p>67.5944</text:p>
          </table:table-cell>
          <table:table-cell office:value-type="float" office:value="1.84273" calcext:value-type="float">
            <text:p>1.84273</text:p>
          </table:table-cell>
          <table:table-cell office:value-type="float" office:value="4.81609" calcext:value-type="float">
            <text:p>4.81609</text:p>
          </table:table-cell>
          <table:table-cell office:value-type="float" office:value="39.0465" calcext:value-type="float">
            <text:p>39.0465</text:p>
          </table:table-cell>
          <table:table-cell office:value-type="float" office:value="134.721" calcext:value-type="float">
            <text:p>134.7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01" calcext:value-type="float">
            <text:p>101101</text:p>
          </table:table-cell>
          <table:table-cell office:value-type="float" office:value="1.71745" calcext:value-type="float">
            <text:p>1.71745</text:p>
          </table:table-cell>
          <table:table-cell office:value-type="float" office:value="6.4162" calcext:value-type="float">
            <text:p>6.4162</text:p>
          </table:table-cell>
          <table:table-cell office:value-type="float" office:value="2.04476" calcext:value-type="float">
            <text:p>2.04476</text:p>
          </table:table-cell>
          <table:table-cell office:value-type="float" office:value="5.65253" calcext:value-type="float">
            <text:p>5.65253</text:p>
          </table:table-cell>
          <table:table-cell office:value-type="float" office:value="3.51178" calcext:value-type="float">
            <text:p>3.51178</text:p>
          </table:table-cell>
          <table:table-cell office:value-type="float" office:value="13.3296" calcext:value-type="float">
            <text:p>13.329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101" calcext:value-type="float">
            <text:p>101101</text:p>
          </table:table-cell>
          <table:table-cell office:value-type="float" office:value="21.2985" calcext:value-type="float">
            <text:p>21.2985</text:p>
          </table:table-cell>
          <table:table-cell office:value-type="float" office:value="68.3045" calcext:value-type="float">
            <text:p>68.3045</text:p>
          </table:table-cell>
          <table:table-cell office:value-type="float" office:value="1.85255" calcext:value-type="float">
            <text:p>1.85255</text:p>
          </table:table-cell>
          <table:table-cell office:value-type="float" office:value="4.8341" calcext:value-type="float">
            <text:p>4.8341</text:p>
          </table:table-cell>
          <table:table-cell office:value-type="float" office:value="39.4565" calcext:value-type="float">
            <text:p>39.4565</text:p>
          </table:table-cell>
          <table:table-cell office:value-type="float" office:value="135.203" calcext:value-type="float">
            <text:p>135.20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001" calcext:value-type="float">
            <text:p>111001</text:p>
          </table:table-cell>
          <table:table-cell office:value-type="float" office:value="1.70911" calcext:value-type="float">
            <text:p>1.70911</text:p>
          </table:table-cell>
          <table:table-cell office:value-type="float" office:value="6.36774" calcext:value-type="float">
            <text:p>6.36774</text:p>
          </table:table-cell>
          <table:table-cell office:value-type="float" office:value="2.0463" calcext:value-type="float">
            <text:p>2.0463</text:p>
          </table:table-cell>
          <table:table-cell office:value-type="float" office:value="5.32736" calcext:value-type="float">
            <text:p>5.32736</text:p>
          </table:table-cell>
          <table:table-cell office:value-type="float" office:value="3.49735" calcext:value-type="float">
            <text:p>3.49735</text:p>
          </table:table-cell>
          <table:table-cell office:value-type="float" office:value="13.3342" calcext:value-type="float">
            <text:p>13.334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001" calcext:value-type="float">
            <text:p>111001</text:p>
          </table:table-cell>
          <table:table-cell office:value-type="float" office:value="21.2663" calcext:value-type="float">
            <text:p>21.2663</text:p>
          </table:table-cell>
          <table:table-cell office:value-type="float" office:value="67.5525" calcext:value-type="float">
            <text:p>67.5525</text:p>
          </table:table-cell>
          <table:table-cell office:value-type="float" office:value="1.86043" calcext:value-type="float">
            <text:p>1.86043</text:p>
          </table:table-cell>
          <table:table-cell office:value-type="float" office:value="4.83959" calcext:value-type="float">
            <text:p>4.83959</text:p>
          </table:table-cell>
          <table:table-cell office:value-type="float" office:value="39.5645" calcext:value-type="float">
            <text:p>39.5645</text:p>
          </table:table-cell>
          <table:table-cell office:value-type="float" office:value="136.186" calcext:value-type="float">
            <text:p>136.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1" calcext:value-type="float">
            <text:p>010111</text:p>
          </table:table-cell>
          <table:table-cell office:value-type="float" office:value="1.81929" calcext:value-type="float">
            <text:p>1.81929</text:p>
          </table:table-cell>
          <table:table-cell office:value-type="float" office:value="6.77036" calcext:value-type="float">
            <text:p>6.77036</text:p>
          </table:table-cell>
          <table:table-cell office:value-type="float" office:value="2.03815" calcext:value-type="float">
            <text:p>2.03815</text:p>
          </table:table-cell>
          <table:table-cell office:value-type="float" office:value="5.6" calcext:value-type="float">
            <text:p>5.6</text:p>
          </table:table-cell>
          <table:table-cell office:value-type="float" office:value="3.70797" calcext:value-type="float">
            <text:p>3.70797</text:p>
          </table:table-cell>
          <table:table-cell office:value-type="float" office:value="14.5672" calcext:value-type="float">
            <text:p>14.567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11" calcext:value-type="float">
            <text:p>010111</text:p>
          </table:table-cell>
          <table:table-cell office:value-type="float" office:value="21.6966" calcext:value-type="float">
            <text:p>21.6966</text:p>
          </table:table-cell>
          <table:table-cell office:value-type="float" office:value="69.1306" calcext:value-type="float">
            <text:p>69.1306</text:p>
          </table:table-cell>
          <table:table-cell office:value-type="float" office:value="1.82624" calcext:value-type="float">
            <text:p>1.82624</text:p>
          </table:table-cell>
          <table:table-cell office:value-type="float" office:value="4.78476" calcext:value-type="float">
            <text:p>4.78476</text:p>
          </table:table-cell>
          <table:table-cell office:value-type="float" office:value="39.6232" calcext:value-type="float">
            <text:p>39.6232</text:p>
          </table:table-cell>
          <table:table-cell office:value-type="float" office:value="136.605" calcext:value-type="float">
            <text:p>136.6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1" calcext:value-type="float">
            <text:p>011011</text:p>
          </table:table-cell>
          <table:table-cell office:value-type="float" office:value="1.8252" calcext:value-type="float">
            <text:p>1.8252</text:p>
          </table:table-cell>
          <table:table-cell office:value-type="float" office:value="6.7784" calcext:value-type="float">
            <text:p>6.7784</text:p>
          </table:table-cell>
          <table:table-cell office:value-type="float" office:value="2.06933" calcext:value-type="float">
            <text:p>2.06933</text:p>
          </table:table-cell>
          <table:table-cell office:value-type="float" office:value="6.05195" calcext:value-type="float">
            <text:p>6.05195</text:p>
          </table:table-cell>
          <table:table-cell office:value-type="float" office:value="3.77694" calcext:value-type="float">
            <text:p>3.77694</text:p>
          </table:table-cell>
          <table:table-cell office:value-type="float" office:value="14.5868" calcext:value-type="float">
            <text:p>14.58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11" calcext:value-type="float">
            <text:p>011011</text:p>
          </table:table-cell>
          <table:table-cell office:value-type="float" office:value="21.8059" calcext:value-type="float">
            <text:p>21.8059</text:p>
          </table:table-cell>
          <table:table-cell office:value-type="float" office:value="68.7327" calcext:value-type="float">
            <text:p>68.7327</text:p>
          </table:table-cell>
          <table:table-cell office:value-type="float" office:value="1.8534" calcext:value-type="float">
            <text:p>1.8534</text:p>
          </table:table-cell>
          <table:table-cell office:value-type="float" office:value="4.83817" calcext:value-type="float">
            <text:p>4.83817</text:p>
          </table:table-cell>
          <table:table-cell office:value-type="float" office:value="40.4151" calcext:value-type="float">
            <text:p>40.4151</text:p>
          </table:table-cell>
          <table:table-cell office:value-type="float" office:value="139.005" calcext:value-type="float">
            <text:p>139.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10" calcext:value-type="float">
            <text:p>110110</text:p>
          </table:table-cell>
          <table:table-cell office:value-type="float" office:value="1.75981" calcext:value-type="float">
            <text:p>1.75981</text:p>
          </table:table-cell>
          <table:table-cell office:value-type="float" office:value="6.60266" calcext:value-type="float">
            <text:p>6.60266</text:p>
          </table:table-cell>
          <table:table-cell office:value-type="float" office:value="2.06548" calcext:value-type="float">
            <text:p>2.06548</text:p>
          </table:table-cell>
          <table:table-cell office:value-type="float" office:value="6.06834" calcext:value-type="float">
            <text:p>6.06834</text:p>
          </table:table-cell>
          <table:table-cell office:value-type="float" office:value="3.63484" calcext:value-type="float">
            <text:p>3.63484</text:p>
          </table:table-cell>
          <table:table-cell office:value-type="float" office:value="14.4061" calcext:value-type="float">
            <text:p>14.40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110" calcext:value-type="float">
            <text:p>110110</text:p>
          </table:table-cell>
          <table:table-cell office:value-type="float" office:value="21.4682" calcext:value-type="float">
            <text:p>21.4682</text:p>
          </table:table-cell>
          <table:table-cell office:value-type="float" office:value="68.3833" calcext:value-type="float">
            <text:p>68.3833</text:p>
          </table:table-cell>
          <table:table-cell office:value-type="float" office:value="1.86678" calcext:value-type="float">
            <text:p>1.86678</text:p>
          </table:table-cell>
          <table:table-cell office:value-type="float" office:value="4.8435" calcext:value-type="float">
            <text:p>4.8435</text:p>
          </table:table-cell>
          <table:table-cell office:value-type="float" office:value="40.0765" calcext:value-type="float">
            <text:p>40.0765</text:p>
          </table:table-cell>
          <table:table-cell office:value-type="float" office:value="139.175" calcext:value-type="float">
            <text:p>139.1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" calcext:value-type="float">
            <text:p>001111</text:p>
          </table:table-cell>
          <table:table-cell office:value-type="float" office:value="1.84407" calcext:value-type="float">
            <text:p>1.84407</text:p>
          </table:table-cell>
          <table:table-cell office:value-type="float" office:value="6.85846" calcext:value-type="float">
            <text:p>6.85846</text:p>
          </table:table-cell>
          <table:table-cell office:value-type="float" office:value="2.06437" calcext:value-type="float">
            <text:p>2.06437</text:p>
          </table:table-cell>
          <table:table-cell office:value-type="float" office:value="6.01949" calcext:value-type="float">
            <text:p>6.01949</text:p>
          </table:table-cell>
          <table:table-cell office:value-type="float" office:value="3.80685" calcext:value-type="float">
            <text:p>3.80685</text:p>
          </table:table-cell>
          <table:table-cell office:value-type="float" office:value="15.175" calcext:value-type="float">
            <text:p>15.17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1" calcext:value-type="float">
            <text:p>001111</text:p>
          </table:table-cell>
          <table:table-cell office:value-type="float" office:value="21.9824" calcext:value-type="float">
            <text:p>21.9824</text:p>
          </table:table-cell>
          <table:table-cell office:value-type="float" office:value="69.8017" calcext:value-type="float">
            <text:p>69.8017</text:p>
          </table:table-cell>
          <table:table-cell office:value-type="float" office:value="1.8444" calcext:value-type="float">
            <text:p>1.8444</text:p>
          </table:table-cell>
          <table:table-cell office:value-type="float" office:value="4.82635" calcext:value-type="float">
            <text:p>4.82635</text:p>
          </table:table-cell>
          <table:table-cell office:value-type="float" office:value="40.5443" calcext:value-type="float">
            <text:p>40.5443</text:p>
          </table:table-cell>
          <table:table-cell office:value-type="float" office:value="140.254" calcext:value-type="float">
            <text:p>140.25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01" calcext:value-type="float">
            <text:p>011101</text:p>
          </table:table-cell>
          <table:table-cell office:value-type="float" office:value="1.82546" calcext:value-type="float">
            <text:p>1.82546</text:p>
          </table:table-cell>
          <table:table-cell office:value-type="float" office:value="6.78333" calcext:value-type="float">
            <text:p>6.78333</text:p>
          </table:table-cell>
          <table:table-cell office:value-type="float" office:value="2.06288" calcext:value-type="float">
            <text:p>2.06288</text:p>
          </table:table-cell>
          <table:table-cell office:value-type="float" office:value="5.84929" calcext:value-type="float">
            <text:p>5.84929</text:p>
          </table:table-cell>
          <table:table-cell office:value-type="float" office:value="3.76572" calcext:value-type="float">
            <text:p>3.76572</text:p>
          </table:table-cell>
          <table:table-cell office:value-type="float" office:value="14.6625" calcext:value-type="float">
            <text:p>14.662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01" calcext:value-type="float">
            <text:p>011101</text:p>
          </table:table-cell>
          <table:table-cell office:value-type="float" office:value="21.931" calcext:value-type="float">
            <text:p>21.931</text:p>
          </table:table-cell>
          <table:table-cell office:value-type="float" office:value="69.5016" calcext:value-type="float">
            <text:p>69.5016</text:p>
          </table:table-cell>
          <table:table-cell office:value-type="float" office:value="1.86157" calcext:value-type="float">
            <text:p>1.86157</text:p>
          </table:table-cell>
          <table:table-cell office:value-type="float" office:value="4.84421" calcext:value-type="float">
            <text:p>4.84421</text:p>
          </table:table-cell>
          <table:table-cell office:value-type="float" office:value="40.8261" calcext:value-type="float">
            <text:p>40.8261</text:p>
          </table:table-cell>
          <table:table-cell office:value-type="float" office:value="141.146" calcext:value-type="float">
            <text:p>141.14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10" calcext:value-type="float">
            <text:p>101110</text:p>
          </table:table-cell>
          <table:table-cell office:value-type="float" office:value="1.77989" calcext:value-type="float">
            <text:p>1.77989</text:p>
          </table:table-cell>
          <table:table-cell office:value-type="float" office:value="6.70703" calcext:value-type="float">
            <text:p>6.70703</text:p>
          </table:table-cell>
          <table:table-cell office:value-type="float" office:value="2.08765" calcext:value-type="float">
            <text:p>2.08765</text:p>
          </table:table-cell>
          <table:table-cell office:value-type="float" office:value="6.12146" calcext:value-type="float">
            <text:p>6.12146</text:p>
          </table:table-cell>
          <table:table-cell office:value-type="float" office:value="3.7158" calcext:value-type="float">
            <text:p>3.7158</text:p>
          </table:table-cell>
          <table:table-cell office:value-type="float" office:value="14.6204" calcext:value-type="float">
            <text:p>14.620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110" calcext:value-type="float">
            <text:p>101110</text:p>
          </table:table-cell>
          <table:table-cell office:value-type="float" office:value="21.7222" calcext:value-type="float">
            <text:p>21.7222</text:p>
          </table:table-cell>
          <table:table-cell office:value-type="float" office:value="69.4786" calcext:value-type="float">
            <text:p>69.4786</text:p>
          </table:table-cell>
          <table:table-cell office:value-type="float" office:value="1.88036" calcext:value-type="float">
            <text:p>1.88036</text:p>
          </table:table-cell>
          <table:table-cell office:value-type="float" office:value="4.87994" calcext:value-type="float">
            <text:p>4.87994</text:p>
          </table:table-cell>
          <table:table-cell office:value-type="float" office:value="40.8456" calcext:value-type="float">
            <text:p>40.8456</text:p>
          </table:table-cell>
          <table:table-cell office:value-type="float" office:value="142.861" calcext:value-type="float">
            <text:p>142.8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010" calcext:value-type="float">
            <text:p>111010</text:p>
          </table:table-cell>
          <table:table-cell office:value-type="float" office:value="1.76781" calcext:value-type="float">
            <text:p>1.76781</text:p>
          </table:table-cell>
          <table:table-cell office:value-type="float" office:value="6.62923" calcext:value-type="float">
            <text:p>6.62923</text:p>
          </table:table-cell>
          <table:table-cell office:value-type="float" office:value="2.08815" calcext:value-type="float">
            <text:p>2.08815</text:p>
          </table:table-cell>
          <table:table-cell office:value-type="float" office:value="6.08812" calcext:value-type="float">
            <text:p>6.08812</text:p>
          </table:table-cell>
          <table:table-cell office:value-type="float" office:value="3.69145" calcext:value-type="float">
            <text:p>3.69145</text:p>
          </table:table-cell>
          <table:table-cell office:value-type="float" office:value="14.5131" calcext:value-type="float">
            <text:p>14.513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010" calcext:value-type="float">
            <text:p>111010</text:p>
          </table:table-cell>
          <table:table-cell office:value-type="float" office:value="21.6748" calcext:value-type="float">
            <text:p>21.6748</text:p>
          </table:table-cell>
          <table:table-cell office:value-type="float" office:value="69.0891" calcext:value-type="float">
            <text:p>69.0891</text:p>
          </table:table-cell>
          <table:table-cell office:value-type="float" office:value="1.89473" calcext:value-type="float">
            <text:p>1.89473</text:p>
          </table:table-cell>
          <table:table-cell office:value-type="float" office:value="4.88095" calcext:value-type="float">
            <text:p>4.88095</text:p>
          </table:table-cell>
          <table:table-cell office:value-type="float" office:value="41.0679" calcext:value-type="float">
            <text:p>41.0679</text:p>
          </table:table-cell>
          <table:table-cell office:value-type="float" office:value="144.342" calcext:value-type="float">
            <text:p>144.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00" calcext:value-type="float">
            <text:p>111100</text:p>
          </table:table-cell>
          <table:table-cell office:value-type="float" office:value="1.77085" calcext:value-type="float">
            <text:p>1.77085</text:p>
          </table:table-cell>
          <table:table-cell office:value-type="float" office:value="6.6289" calcext:value-type="float">
            <text:p>6.6289</text:p>
          </table:table-cell>
          <table:table-cell office:value-type="float" office:value="2.09778" calcext:value-type="float">
            <text:p>2.09778</text:p>
          </table:table-cell>
          <table:table-cell office:value-type="float" office:value="6.14488" calcext:value-type="float">
            <text:p>6.14488</text:p>
          </table:table-cell>
          <table:table-cell office:value-type="float" office:value="3.71484" calcext:value-type="float">
            <text:p>3.71484</text:p>
          </table:table-cell>
          <table:table-cell office:value-type="float" office:value="14.656" calcext:value-type="float">
            <text:p>14.6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100" calcext:value-type="float">
            <text:p>111100</text:p>
          </table:table-cell>
          <table:table-cell office:value-type="float" office:value="21.8282" calcext:value-type="float">
            <text:p>21.8282</text:p>
          </table:table-cell>
          <table:table-cell office:value-type="float" office:value="69.6315" calcext:value-type="float">
            <text:p>69.6315</text:p>
          </table:table-cell>
          <table:table-cell office:value-type="float" office:value="1.90564" calcext:value-type="float">
            <text:p>1.90564</text:p>
          </table:table-cell>
          <table:table-cell office:value-type="float" office:value="4.90275" calcext:value-type="float">
            <text:p>4.90275</text:p>
          </table:table-cell>
          <table:table-cell office:value-type="float" office:value="41.5967" calcext:value-type="float">
            <text:p>41.5967</text:p>
          </table:table-cell>
          <table:table-cell office:value-type="float" office:value="145.619" calcext:value-type="float">
            <text:p>145.61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11" calcext:value-type="float">
            <text:p>100011</text:p>
          </table:table-cell>
          <table:table-cell office:value-type="float" office:value="1.77911" calcext:value-type="float">
            <text:p>1.77911</text:p>
          </table:table-cell>
          <table:table-cell office:value-type="float" office:value="6.67973" calcext:value-type="float">
            <text:p>6.67973</text:p>
          </table:table-cell>
          <table:table-cell office:value-type="float" office:value="2.15906" calcext:value-type="float">
            <text:p>2.15906</text:p>
          </table:table-cell>
          <table:table-cell office:value-type="float" office:value="6.27213" calcext:value-type="float">
            <text:p>6.27213</text:p>
          </table:table-cell>
          <table:table-cell office:value-type="float" office:value="3.8412" calcext:value-type="float">
            <text:p>3.8412</text:p>
          </table:table-cell>
          <table:table-cell office:value-type="float" office:value="14.8361" calcext:value-type="float">
            <text:p>14.836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11" calcext:value-type="float">
            <text:p>100011</text:p>
          </table:table-cell>
          <table:table-cell office:value-type="float" office:value="22.1987" calcext:value-type="float">
            <text:p>22.1987</text:p>
          </table:table-cell>
          <table:table-cell office:value-type="float" office:value="70.519" calcext:value-type="float">
            <text:p>70.519</text:p>
          </table:table-cell>
          <table:table-cell office:value-type="float" office:value="1.94191" calcext:value-type="float">
            <text:p>1.94191</text:p>
          </table:table-cell>
          <table:table-cell office:value-type="float" office:value="4.93139" calcext:value-type="float">
            <text:p>4.93139</text:p>
          </table:table-cell>
          <table:table-cell office:value-type="float" office:value="43.1079" calcext:value-type="float">
            <text:p>43.1079</text:p>
          </table:table-cell>
          <table:table-cell office:value-type="float" office:value="148.277" calcext:value-type="float">
            <text:p>148.27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10" calcext:value-type="float">
            <text:p>011110</text:p>
          </table:table-cell>
          <table:table-cell office:value-type="float" office:value="1.88582" calcext:value-type="float">
            <text:p>1.88582</text:p>
          </table:table-cell>
          <table:table-cell office:value-type="float" office:value="7.05785" calcext:value-type="float">
            <text:p>7.05785</text:p>
          </table:table-cell>
          <table:table-cell office:value-type="float" office:value="2.10777" calcext:value-type="float">
            <text:p>2.10777</text:p>
          </table:table-cell>
          <table:table-cell office:value-type="float" office:value="6.23682" calcext:value-type="float">
            <text:p>6.23682</text:p>
          </table:table-cell>
          <table:table-cell office:value-type="float" office:value="3.97487" calcext:value-type="float">
            <text:p>3.97487</text:p>
          </table:table-cell>
          <table:table-cell office:value-type="float" office:value="16.0377" calcext:value-type="float">
            <text:p>16.037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10" calcext:value-type="float">
            <text:p>011110</text:p>
          </table:table-cell>
          <table:table-cell office:value-type="float" office:value="22.352" calcext:value-type="float">
            <text:p>22.352</text:p>
          </table:table-cell>
          <table:table-cell office:value-type="float" office:value="71.225" calcext:value-type="float">
            <text:p>71.225</text:p>
          </table:table-cell>
          <table:table-cell office:value-type="float" office:value="1.88979" calcext:value-type="float">
            <text:p>1.88979</text:p>
          </table:table-cell>
          <table:table-cell office:value-type="float" office:value="4.89267" calcext:value-type="float">
            <text:p>4.89267</text:p>
          </table:table-cell>
          <table:table-cell office:value-type="float" office:value="42.2406" calcext:value-type="float">
            <text:p>42.2406</text:p>
          </table:table-cell>
          <table:table-cell office:value-type="float" office:value="148.505" calcext:value-type="float">
            <text:p>148.5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01" calcext:value-type="float">
            <text:p>100101</text:p>
          </table:table-cell>
          <table:table-cell office:value-type="float" office:value="1.77737" calcext:value-type="float">
            <text:p>1.77737</text:p>
          </table:table-cell>
          <table:table-cell office:value-type="float" office:value="6.64944" calcext:value-type="float">
            <text:p>6.64944</text:p>
          </table:table-cell>
          <table:table-cell office:value-type="float" office:value="2.15657" calcext:value-type="float">
            <text:p>2.15657</text:p>
          </table:table-cell>
          <table:table-cell office:value-type="float" office:value="6.29125" calcext:value-type="float">
            <text:p>6.29125</text:p>
          </table:table-cell>
          <table:table-cell office:value-type="float" office:value="3.83303" calcext:value-type="float">
            <text:p>3.83303</text:p>
          </table:table-cell>
          <table:table-cell office:value-type="float" office:value="14.8007" calcext:value-type="float">
            <text:p>14.80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101" calcext:value-type="float">
            <text:p>100101</text:p>
          </table:table-cell>
          <table:table-cell office:value-type="float" office:value="22.2759" calcext:value-type="float">
            <text:p>22.2759</text:p>
          </table:table-cell>
          <table:table-cell office:value-type="float" office:value="70.835" calcext:value-type="float">
            <text:p>70.835</text:p>
          </table:table-cell>
          <table:table-cell office:value-type="float" office:value="1.95045" calcext:value-type="float">
            <text:p>1.95045</text:p>
          </table:table-cell>
          <table:table-cell office:value-type="float" office:value="4.94351" calcext:value-type="float">
            <text:p>4.94351</text:p>
          </table:table-cell>
          <table:table-cell office:value-type="float" office:value="43.448" calcext:value-type="float">
            <text:p>43.448</text:p>
          </table:table-cell>
          <table:table-cell office:value-type="float" office:value="149.01" calcext:value-type="float">
            <text:p>14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01" calcext:value-type="float">
            <text:p>110001</text:p>
          </table:table-cell>
          <table:table-cell office:value-type="float" office:value="1.76763" calcext:value-type="float">
            <text:p>1.76763</text:p>
          </table:table-cell>
          <table:table-cell office:value-type="float" office:value="6.59469" calcext:value-type="float">
            <text:p>6.59469</text:p>
          </table:table-cell>
          <table:table-cell office:value-type="float" office:value="2.15512" calcext:value-type="float">
            <text:p>2.15512</text:p>
          </table:table-cell>
          <table:table-cell office:value-type="float" office:value="6.30923" calcext:value-type="float">
            <text:p>6.30923</text:p>
          </table:table-cell>
          <table:table-cell office:value-type="float" office:value="3.80946" calcext:value-type="float">
            <text:p>3.80946</text:p>
          </table:table-cell>
          <table:table-cell office:value-type="float" office:value="14.8319" calcext:value-type="float">
            <text:p>14.83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01" calcext:value-type="float">
            <text:p>110001</text:p>
          </table:table-cell>
          <table:table-cell office:value-type="float" office:value="22.3568" calcext:value-type="float">
            <text:p>22.3568</text:p>
          </table:table-cell>
          <table:table-cell office:value-type="float" office:value="70.5944" calcext:value-type="float">
            <text:p>70.5944</text:p>
          </table:table-cell>
          <table:table-cell office:value-type="float" office:value="1.96584" calcext:value-type="float">
            <text:p>1.96584</text:p>
          </table:table-cell>
          <table:table-cell office:value-type="float" office:value="4.9577" calcext:value-type="float">
            <text:p>4.9577</text:p>
          </table:table-cell>
          <table:table-cell office:value-type="float" office:value="43.9499" calcext:value-type="float">
            <text:p>43.9499</text:p>
          </table:table-cell>
          <table:table-cell office:value-type="float" office:value="149.61" calcext:value-type="float">
            <text:p>149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1" calcext:value-type="float">
            <text:p>010101</text:p>
          </table:table-cell>
          <table:table-cell office:value-type="float" office:value="1.88608" calcext:value-type="float">
            <text:p>1.88608</text:p>
          </table:table-cell>
          <table:table-cell office:value-type="float" office:value="6.99648" calcext:value-type="float">
            <text:p>6.99648</text:p>
          </table:table-cell>
          <table:table-cell office:value-type="float" office:value="2.173" calcext:value-type="float">
            <text:p>2.173</text:p>
          </table:table-cell>
          <table:table-cell office:value-type="float" office:value="6.34797" calcext:value-type="float">
            <text:p>6.34797</text:p>
          </table:table-cell>
          <table:table-cell office:value-type="float" office:value="4.09844" calcext:value-type="float">
            <text:p>4.09844</text:p>
          </table:table-cell>
          <table:table-cell office:value-type="float" office:value="16.4173" calcext:value-type="float">
            <text:p>16.417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1" calcext:value-type="float">
            <text:p>010101</text:p>
          </table:table-cell>
          <table:table-cell office:value-type="float" office:value="22.91" calcext:value-type="float">
            <text:p>22.91</text:p>
          </table:table-cell>
          <table:table-cell office:value-type="float" office:value="72.2241" calcext:value-type="float">
            <text:p>72.2241</text:p>
          </table:table-cell>
          <table:table-cell office:value-type="float" office:value="1.96045" calcext:value-type="float">
            <text:p>1.96045</text:p>
          </table:table-cell>
          <table:table-cell office:value-type="float" office:value="4.95619" calcext:value-type="float">
            <text:p>4.95619</text:p>
          </table:table-cell>
          <table:table-cell office:value-type="float" office:value="44.914" calcext:value-type="float">
            <text:p>44.914</text:p>
          </table:table-cell>
          <table:table-cell office:value-type="float" office:value="152.436" calcext:value-type="float">
            <text:p>152.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01" calcext:value-type="float">
            <text:p>101001</text:p>
          </table:table-cell>
          <table:table-cell office:value-type="float" office:value="1.78468" calcext:value-type="float">
            <text:p>1.78468</text:p>
          </table:table-cell>
          <table:table-cell office:value-type="float" office:value="6.65473" calcext:value-type="float">
            <text:p>6.65473</text:p>
          </table:table-cell>
          <table:table-cell office:value-type="float" office:value="2.18332" calcext:value-type="float">
            <text:p>2.18332</text:p>
          </table:table-cell>
          <table:table-cell office:value-type="float" office:value="6.40455" calcext:value-type="float">
            <text:p>6.40455</text:p>
          </table:table-cell>
          <table:table-cell office:value-type="float" office:value="3.89651" calcext:value-type="float">
            <text:p>3.89651</text:p>
          </table:table-cell>
          <table:table-cell office:value-type="float" office:value="15.2869" calcext:value-type="float">
            <text:p>15.286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01" calcext:value-type="float">
            <text:p>101001</text:p>
          </table:table-cell>
          <table:table-cell office:value-type="float" office:value="22.5423" calcext:value-type="float">
            <text:p>22.5423</text:p>
          </table:table-cell>
          <table:table-cell office:value-type="float" office:value="71.1525" calcext:value-type="float">
            <text:p>71.1525</text:p>
          </table:table-cell>
          <table:table-cell office:value-type="float" office:value="1.98148" calcext:value-type="float">
            <text:p>1.98148</text:p>
          </table:table-cell>
          <table:table-cell office:value-type="float" office:value="4.99251" calcext:value-type="float">
            <text:p>4.99251</text:p>
          </table:table-cell>
          <table:table-cell office:value-type="float" office:value="44.6671" calcext:value-type="float">
            <text:p>44.6671</text:p>
          </table:table-cell>
          <table:table-cell office:value-type="float" office:value="153.293" calcext:value-type="float">
            <text:p>153.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" calcext:value-type="float">
            <text:p>000111</text:p>
          </table:table-cell>
          <table:table-cell office:value-type="float" office:value="1.90843" calcext:value-type="float">
            <text:p>1.90843</text:p>
          </table:table-cell>
          <table:table-cell office:value-type="float" office:value="7.15254" calcext:value-type="float">
            <text:p>7.15254</text:p>
          </table:table-cell>
          <table:table-cell office:value-type="float" office:value="2.18387" calcext:value-type="float">
            <text:p>2.18387</text:p>
          </table:table-cell>
          <table:table-cell office:value-type="float" office:value="6.36719" calcext:value-type="float">
            <text:p>6.36719</text:p>
          </table:table-cell>
          <table:table-cell office:value-type="float" office:value="4.16775" calcext:value-type="float">
            <text:p>4.16775</text:p>
          </table:table-cell>
          <table:table-cell office:value-type="float" office:value="16.5495" calcext:value-type="float">
            <text:p>16.549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" calcext:value-type="float">
            <text:p>000111</text:p>
          </table:table-cell>
          <table:table-cell office:value-type="float" office:value="22.9233" calcext:value-type="float">
            <text:p>22.9233</text:p>
          </table:table-cell>
          <table:table-cell office:value-type="float" office:value="73.0618" calcext:value-type="float">
            <text:p>73.0618</text:p>
          </table:table-cell>
          <table:table-cell office:value-type="float" office:value="1.93948" calcext:value-type="float">
            <text:p>1.93948</text:p>
          </table:table-cell>
          <table:table-cell office:value-type="float" office:value="4.93397" calcext:value-type="float">
            <text:p>4.93397</text:p>
          </table:table-cell>
          <table:table-cell office:value-type="float" office:value="44.4593" calcext:value-type="float">
            <text:p>44.4593</text:p>
          </table:table-cell>
          <table:table-cell office:value-type="float" office:value="153.405" calcext:value-type="float">
            <text:p>153.4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1" calcext:value-type="float">
            <text:p>010011</text:p>
          </table:table-cell>
          <table:table-cell office:value-type="float" office:value="1.88729" calcext:value-type="float">
            <text:p>1.88729</text:p>
          </table:table-cell>
          <table:table-cell office:value-type="float" office:value="7.00583" calcext:value-type="float">
            <text:p>7.00583</text:p>
          </table:table-cell>
          <table:table-cell office:value-type="float" office:value="2.18468" calcext:value-type="float">
            <text:p>2.18468</text:p>
          </table:table-cell>
          <table:table-cell office:value-type="float" office:value="6.42595" calcext:value-type="float">
            <text:p>6.42595</text:p>
          </table:table-cell>
          <table:table-cell office:value-type="float" office:value="4.12314" calcext:value-type="float">
            <text:p>4.12314</text:p>
          </table:table-cell>
          <table:table-cell office:value-type="float" office:value="16.3586" calcext:value-type="float">
            <text:p>16.35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11" calcext:value-type="float">
            <text:p>010011</text:p>
          </table:table-cell>
          <table:table-cell office:value-type="float" office:value="22.8026" calcext:value-type="float">
            <text:p>22.8026</text:p>
          </table:table-cell>
          <table:table-cell office:value-type="float" office:value="72.0707" calcext:value-type="float">
            <text:p>72.0707</text:p>
          </table:table-cell>
          <table:table-cell office:value-type="float" office:value="1.95153" calcext:value-type="float">
            <text:p>1.95153</text:p>
          </table:table-cell>
          <table:table-cell office:value-type="float" office:value="4.95174" calcext:value-type="float">
            <text:p>4.95174</text:p>
          </table:table-cell>
          <table:table-cell office:value-type="float" office:value="44.5" calcext:value-type="float">
            <text:p>44.5</text:p>
          </table:table-cell>
          <table:table-cell office:value-type="float" office:value="154.007" calcext:value-type="float">
            <text:p>154.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10" calcext:value-type="float">
            <text:p>100110</text:p>
          </table:table-cell>
          <table:table-cell office:value-type="float" office:value="1.84086" calcext:value-type="float">
            <text:p>1.84086</text:p>
          </table:table-cell>
          <table:table-cell office:value-type="float" office:value="6.92665" calcext:value-type="float">
            <text:p>6.92665</text:p>
          </table:table-cell>
          <table:table-cell office:value-type="float" office:value="2.20999" calcext:value-type="float">
            <text:p>2.20999</text:p>
          </table:table-cell>
          <table:table-cell office:value-type="float" office:value="6.49402" calcext:value-type="float">
            <text:p>6.49402</text:p>
          </table:table-cell>
          <table:table-cell office:value-type="float" office:value="4.06827" calcext:value-type="float">
            <text:p>4.06827</text:p>
          </table:table-cell>
          <table:table-cell office:value-type="float" office:value="16.2405" calcext:value-type="float">
            <text:p>16.240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110" calcext:value-type="float">
            <text:p>100110</text:p>
          </table:table-cell>
          <table:table-cell office:value-type="float" office:value="22.7402" calcext:value-type="float">
            <text:p>22.7402</text:p>
          </table:table-cell>
          <table:table-cell office:value-type="float" office:value="72.2241" calcext:value-type="float">
            <text:p>72.2241</text:p>
          </table:table-cell>
          <table:table-cell office:value-type="float" office:value="1.9872" calcext:value-type="float">
            <text:p>1.9872</text:p>
          </table:table-cell>
          <table:table-cell office:value-type="float" office:value="4.98985" calcext:value-type="float">
            <text:p>4.98985</text:p>
          </table:table-cell>
          <table:table-cell office:value-type="float" office:value="45.1893" calcext:value-type="float">
            <text:p>45.1893</text:p>
          </table:table-cell>
          <table:table-cell office:value-type="float" office:value="154.897" calcext:value-type="float">
            <text:p>154.89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" calcext:value-type="float">
            <text:p>001011</text:p>
          </table:table-cell>
          <table:table-cell office:value-type="float" office:value="1.91338" calcext:value-type="float">
            <text:p>1.91338</text:p>
          </table:table-cell>
          <table:table-cell office:value-type="float" office:value="7.10553" calcext:value-type="float">
            <text:p>7.10553</text:p>
          </table:table-cell>
          <table:table-cell office:value-type="float" office:value="2.21025" calcext:value-type="float">
            <text:p>2.21025</text:p>
          </table:table-cell>
          <table:table-cell office:value-type="float" office:value="6.4796" calcext:value-type="float">
            <text:p>6.4796</text:p>
          </table:table-cell>
          <table:table-cell office:value-type="float" office:value="4.22906" calcext:value-type="float">
            <text:p>4.22906</text:p>
          </table:table-cell>
          <table:table-cell office:value-type="float" office:value="16.7818" calcext:value-type="float">
            <text:p>16.7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1" calcext:value-type="float">
            <text:p>001011</text:p>
          </table:table-cell>
          <table:table-cell office:value-type="float" office:value="23.0603" calcext:value-type="float">
            <text:p>23.0603</text:p>
          </table:table-cell>
          <table:table-cell office:value-type="float" office:value="72.9525" calcext:value-type="float">
            <text:p>72.9525</text:p>
          </table:table-cell>
          <table:table-cell office:value-type="float" office:value="1.96835" calcext:value-type="float">
            <text:p>1.96835</text:p>
          </table:table-cell>
          <table:table-cell office:value-type="float" office:value="4.98321" calcext:value-type="float">
            <text:p>4.98321</text:p>
          </table:table-cell>
          <table:table-cell office:value-type="float" office:value="45.3906" calcext:value-type="float">
            <text:p>45.3906</text:p>
          </table:table-cell>
          <table:table-cell office:value-type="float" office:value="156.675" calcext:value-type="float">
            <text:p>156.6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00" calcext:value-type="float">
            <text:p>110100</text:p>
          </table:table-cell>
          <table:table-cell office:value-type="float" office:value="1.83033" calcext:value-type="float">
            <text:p>1.83033</text:p>
          </table:table-cell>
          <table:table-cell office:value-type="float" office:value="6.81803" calcext:value-type="float">
            <text:p>6.81803</text:p>
          </table:table-cell>
          <table:table-cell office:value-type="float" office:value="2.21671" calcext:value-type="float">
            <text:p>2.21671</text:p>
          </table:table-cell>
          <table:table-cell office:value-type="float" office:value="6.53143" calcext:value-type="float">
            <text:p>6.53143</text:p>
          </table:table-cell>
          <table:table-cell office:value-type="float" office:value="4.05731" calcext:value-type="float">
            <text:p>4.05731</text:p>
          </table:table-cell>
          <table:table-cell office:value-type="float" office:value="16.3168" calcext:value-type="float">
            <text:p>16.316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100" calcext:value-type="float">
            <text:p>110100</text:p>
          </table:table-cell>
          <table:table-cell office:value-type="float" office:value="22.923" calcext:value-type="float">
            <text:p>22.923</text:p>
          </table:table-cell>
          <table:table-cell office:value-type="float" office:value="72.5204" calcext:value-type="float">
            <text:p>72.5204</text:p>
          </table:table-cell>
          <table:table-cell office:value-type="float" office:value="2.02201" calcext:value-type="float">
            <text:p>2.02201</text:p>
          </table:table-cell>
          <table:table-cell office:value-type="float" office:value="5.40355" calcext:value-type="float">
            <text:p>5.40355</text:p>
          </table:table-cell>
          <table:table-cell office:value-type="float" office:value="46.3506" calcext:value-type="float">
            <text:p>46.3506</text:p>
          </table:table-cell>
          <table:table-cell office:value-type="float" office:value="159.01" calcext:value-type="float">
            <text:p>159.0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1" calcext:value-type="float">
            <text:p>011001</text:p>
          </table:table-cell>
          <table:table-cell office:value-type="float" office:value="1.89695" calcext:value-type="float">
            <text:p>1.89695</text:p>
          </table:table-cell>
          <table:table-cell office:value-type="float" office:value="7.00029" calcext:value-type="float">
            <text:p>7.00029</text:p>
          </table:table-cell>
          <table:table-cell office:value-type="float" office:value="2.21006" calcext:value-type="float">
            <text:p>2.21006</text:p>
          </table:table-cell>
          <table:table-cell office:value-type="float" office:value="6.44655" calcext:value-type="float">
            <text:p>6.44655</text:p>
          </table:table-cell>
          <table:table-cell office:value-type="float" office:value="4.19236" calcext:value-type="float">
            <text:p>4.19236</text:p>
          </table:table-cell>
          <table:table-cell office:value-type="float" office:value="16.7414" calcext:value-type="float">
            <text:p>16.74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1" calcext:value-type="float">
            <text:p>011001</text:p>
          </table:table-cell>
          <table:table-cell office:value-type="float" office:value="23.1688" calcext:value-type="float">
            <text:p>23.1688</text:p>
          </table:table-cell>
          <table:table-cell office:value-type="float" office:value="72.2327" calcext:value-type="float">
            <text:p>72.2327</text:p>
          </table:table-cell>
          <table:table-cell office:value-type="float" office:value="1.99441" calcext:value-type="float">
            <text:p>1.99441</text:p>
          </table:table-cell>
          <table:table-cell office:value-type="float" office:value="5.25531" calcext:value-type="float">
            <text:p>5.25531</text:p>
          </table:table-cell>
          <table:table-cell office:value-type="float" office:value="46.2082" calcext:value-type="float">
            <text:p>46.2082</text:p>
          </table:table-cell>
          <table:table-cell office:value-type="float" office:value="159.186" calcext:value-type="float">
            <text:p>159.18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" calcext:value-type="float">
            <text:p>001101</text:p>
          </table:table-cell>
          <table:table-cell office:value-type="float" office:value="1.91182" calcext:value-type="float">
            <text:p>1.91182</text:p>
          </table:table-cell>
          <table:table-cell office:value-type="float" office:value="7.10028" calcext:value-type="float">
            <text:p>7.10028</text:p>
          </table:table-cell>
          <table:table-cell office:value-type="float" office:value="2.20378" calcext:value-type="float">
            <text:p>2.20378</text:p>
          </table:table-cell>
          <table:table-cell office:value-type="float" office:value="6.43291" calcext:value-type="float">
            <text:p>6.43291</text:p>
          </table:table-cell>
          <table:table-cell office:value-type="float" office:value="4.21324" calcext:value-type="float">
            <text:p>4.21324</text:p>
          </table:table-cell>
          <table:table-cell office:value-type="float" office:value="16.881" calcext:value-type="float">
            <text:p>16.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1" calcext:value-type="float">
            <text:p>001101</text:p>
          </table:table-cell>
          <table:table-cell office:value-type="float" office:value="23.168" calcext:value-type="float">
            <text:p>23.168</text:p>
          </table:table-cell>
          <table:table-cell office:value-type="float" office:value="73.5583" calcext:value-type="float">
            <text:p>73.5583</text:p>
          </table:table-cell>
          <table:table-cell office:value-type="float" office:value="1.9765" calcext:value-type="float">
            <text:p>1.9765</text:p>
          </table:table-cell>
          <table:table-cell office:value-type="float" office:value="4.99503" calcext:value-type="float">
            <text:p>4.99503</text:p>
          </table:table-cell>
          <table:table-cell office:value-type="float" office:value="45.7916" calcext:value-type="float">
            <text:p>45.7916</text:p>
          </table:table-cell>
          <table:table-cell office:value-type="float" office:value="159.762" calcext:value-type="float">
            <text:p>159.76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10" calcext:value-type="float">
            <text:p>110010</text:p>
          </table:table-cell>
          <table:table-cell office:value-type="float" office:value="1.82816" calcext:value-type="float">
            <text:p>1.82816</text:p>
          </table:table-cell>
          <table:table-cell office:value-type="float" office:value="6.82989" calcext:value-type="float">
            <text:p>6.82989</text:p>
          </table:table-cell>
          <table:table-cell office:value-type="float" office:value="2.20421" calcext:value-type="float">
            <text:p>2.20421</text:p>
          </table:table-cell>
          <table:table-cell office:value-type="float" office:value="6.50394" calcext:value-type="float">
            <text:p>6.50394</text:p>
          </table:table-cell>
          <table:table-cell office:value-type="float" office:value="4.02965" calcext:value-type="float">
            <text:p>4.02965</text:p>
          </table:table-cell>
          <table:table-cell office:value-type="float" office:value="16.0721" calcext:value-type="float">
            <text:p>16.07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10" calcext:value-type="float">
            <text:p>110010</text:p>
          </table:table-cell>
          <table:table-cell office:value-type="float" office:value="22.7944" calcext:value-type="float">
            <text:p>22.7944</text:p>
          </table:table-cell>
          <table:table-cell office:value-type="float" office:value="72.1173" calcext:value-type="float">
            <text:p>72.1173</text:p>
          </table:table-cell>
          <table:table-cell office:value-type="float" office:value="2.00843" calcext:value-type="float">
            <text:p>2.00843</text:p>
          </table:table-cell>
          <table:table-cell office:value-type="float" office:value="5.18681" calcext:value-type="float">
            <text:p>5.18681</text:p>
          </table:table-cell>
          <table:table-cell office:value-type="float" office:value="45.7809" calcext:value-type="float">
            <text:p>45.7809</text:p>
          </table:table-cell>
          <table:table-cell office:value-type="float" office:value="161.15" calcext:value-type="float">
            <text:p>161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10" calcext:value-type="float">
            <text:p>101010</text:p>
          </table:table-cell>
          <table:table-cell office:value-type="float" office:value="1.84929" calcext:value-type="float">
            <text:p>1.84929</text:p>
          </table:table-cell>
          <table:table-cell office:value-type="float" office:value="6.9061" calcext:value-type="float">
            <text:p>6.9061</text:p>
          </table:table-cell>
          <table:table-cell office:value-type="float" office:value="2.2285" calcext:value-type="float">
            <text:p>2.2285</text:p>
          </table:table-cell>
          <table:table-cell office:value-type="float" office:value="6.53513" calcext:value-type="float">
            <text:p>6.53513</text:p>
          </table:table-cell>
          <table:table-cell office:value-type="float" office:value="4.12114" calcext:value-type="float">
            <text:p>4.12114</text:p>
          </table:table-cell>
          <table:table-cell office:value-type="float" office:value="16.4192" calcext:value-type="float">
            <text:p>16.419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10" calcext:value-type="float">
            <text:p>101010</text:p>
          </table:table-cell>
          <table:table-cell office:value-type="float" office:value="22.9851" calcext:value-type="float">
            <text:p>22.9851</text:p>
          </table:table-cell>
          <table:table-cell office:value-type="float" office:value="72.7327" calcext:value-type="float">
            <text:p>72.7327</text:p>
          </table:table-cell>
          <table:table-cell office:value-type="float" office:value="2.0213" calcext:value-type="float">
            <text:p>2.0213</text:p>
          </table:table-cell>
          <table:table-cell office:value-type="float" office:value="5.5731" calcext:value-type="float">
            <text:p>5.5731</text:p>
          </table:table-cell>
          <table:table-cell office:value-type="float" office:value="46.4598" calcext:value-type="float">
            <text:p>46.4598</text:p>
          </table:table-cell>
          <table:table-cell office:value-type="float" office:value="162.21" calcext:value-type="float">
            <text:p>162.2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0" calcext:value-type="float">
            <text:p>010110</text:p>
          </table:table-cell>
          <table:table-cell office:value-type="float" office:value="1.94947" calcext:value-type="float">
            <text:p>1.94947</text:p>
          </table:table-cell>
          <table:table-cell office:value-type="float" office:value="7.32688" calcext:value-type="float">
            <text:p>7.32688</text:p>
          </table:table-cell>
          <table:table-cell office:value-type="float" office:value="2.22791" calcext:value-type="float">
            <text:p>2.22791</text:p>
          </table:table-cell>
          <table:table-cell office:value-type="float" office:value="6.5712" calcext:value-type="float">
            <text:p>6.5712</text:p>
          </table:table-cell>
          <table:table-cell office:value-type="float" office:value="4.34325" calcext:value-type="float">
            <text:p>4.34325</text:p>
          </table:table-cell>
          <table:table-cell office:value-type="float" office:value="17.2321" calcext:value-type="float">
            <text:p>17.23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10" calcext:value-type="float">
            <text:p>010110</text:p>
          </table:table-cell>
          <table:table-cell office:value-type="float" office:value="23.3671" calcext:value-type="float">
            <text:p>23.3671</text:p>
          </table:table-cell>
          <table:table-cell office:value-type="float" office:value="75.0021" calcext:value-type="float">
            <text:p>75.0021</text:p>
          </table:table-cell>
          <table:table-cell office:value-type="float" office:value="1.99862" calcext:value-type="float">
            <text:p>1.99862</text:p>
          </table:table-cell>
          <table:table-cell office:value-type="float" office:value="5.10859" calcext:value-type="float">
            <text:p>5.10859</text:p>
          </table:table-cell>
          <table:table-cell office:value-type="float" office:value="46.7019" calcext:value-type="float">
            <text:p>46.7019</text:p>
          </table:table-cell>
          <table:table-cell office:value-type="float" office:value="163.007" calcext:value-type="float">
            <text:p>163.0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100" calcext:value-type="float">
            <text:p>101100</text:p>
          </table:table-cell>
          <table:table-cell office:value-type="float" office:value="1.85103" calcext:value-type="float">
            <text:p>1.85103</text:p>
          </table:table-cell>
          <table:table-cell office:value-type="float" office:value="6.93109" calcext:value-type="float">
            <text:p>6.93109</text:p>
          </table:table-cell>
          <table:table-cell office:value-type="float" office:value="2.23852" calcext:value-type="float">
            <text:p>2.23852</text:p>
          </table:table-cell>
          <table:table-cell office:value-type="float" office:value="6.58626" calcext:value-type="float">
            <text:p>6.58626</text:p>
          </table:table-cell>
          <table:table-cell office:value-type="float" office:value="4.14358" calcext:value-type="float">
            <text:p>4.14358</text:p>
          </table:table-cell>
          <table:table-cell office:value-type="float" office:value="16.5318" calcext:value-type="float">
            <text:p>16.53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100" calcext:value-type="float">
            <text:p>101100</text:p>
          </table:table-cell>
          <table:table-cell office:value-type="float" office:value="23.1378" calcext:value-type="float">
            <text:p>23.1378</text:p>
          </table:table-cell>
          <table:table-cell office:value-type="float" office:value="73.282" calcext:value-type="float">
            <text:p>73.282</text:p>
          </table:table-cell>
          <table:table-cell office:value-type="float" office:value="2.0358" calcext:value-type="float">
            <text:p>2.0358</text:p>
          </table:table-cell>
          <table:table-cell office:value-type="float" office:value="5.97337" calcext:value-type="float">
            <text:p>5.97337</text:p>
          </table:table-cell>
          <table:table-cell office:value-type="float" office:value="47.1039" calcext:value-type="float">
            <text:p>47.1039</text:p>
          </table:table-cell>
          <table:table-cell office:value-type="float" office:value="164.15" calcext:value-type="float">
            <text:p>164.1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000" calcext:value-type="float">
            <text:p>111000</text:p>
          </table:table-cell>
          <table:table-cell office:value-type="float" office:value="1.84425" calcext:value-type="float">
            <text:p>1.84425</text:p>
          </table:table-cell>
          <table:table-cell office:value-type="float" office:value="6.86734" calcext:value-type="float">
            <text:p>6.86734</text:p>
          </table:table-cell>
          <table:table-cell office:value-type="float" office:value="2.24676" calcext:value-type="float">
            <text:p>2.24676</text:p>
          </table:table-cell>
          <table:table-cell office:value-type="float" office:value="6.54711" calcext:value-type="float">
            <text:p>6.54711</text:p>
          </table:table-cell>
          <table:table-cell office:value-type="float" office:value="4.14358" calcext:value-type="float">
            <text:p>4.14358</text:p>
          </table:table-cell>
          <table:table-cell office:value-type="float" office:value="16.6059" calcext:value-type="float">
            <text:p>16.605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000" calcext:value-type="float">
            <text:p>111000</text:p>
          </table:table-cell>
          <table:table-cell office:value-type="float" office:value="23.3017" calcext:value-type="float">
            <text:p>23.3017</text:p>
          </table:table-cell>
          <table:table-cell office:value-type="float" office:value="73.5177" calcext:value-type="float">
            <text:p>73.5177</text:p>
          </table:table-cell>
          <table:table-cell office:value-type="float" office:value="2.0612" calcext:value-type="float">
            <text:p>2.0612</text:p>
          </table:table-cell>
          <table:table-cell office:value-type="float" office:value="6.03702" calcext:value-type="float">
            <text:p>6.03702</text:p>
          </table:table-cell>
          <table:table-cell office:value-type="float" office:value="48.0294" calcext:value-type="float">
            <text:p>48.0294</text:p>
          </table:table-cell>
          <table:table-cell office:value-type="float" office:value="164.837" calcext:value-type="float">
            <text:p>164.8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0" calcext:value-type="float">
            <text:p>001110</text:p>
          </table:table-cell>
          <table:table-cell office:value-type="float" office:value="1.97895" calcext:value-type="float">
            <text:p>1.97895</text:p>
          </table:table-cell>
          <table:table-cell office:value-type="float" office:value="7.441" calcext:value-type="float">
            <text:p>7.441</text:p>
          </table:table-cell>
          <table:table-cell office:value-type="float" office:value="2.25505" calcext:value-type="float">
            <text:p>2.25505</text:p>
          </table:table-cell>
          <table:table-cell office:value-type="float" office:value="6.63362" calcext:value-type="float">
            <text:p>6.63362</text:p>
          </table:table-cell>
          <table:table-cell office:value-type="float" office:value="4.46265" calcext:value-type="float">
            <text:p>4.46265</text:p>
          </table:table-cell>
          <table:table-cell office:value-type="float" office:value="17.6681" calcext:value-type="float">
            <text:p>17.66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0" calcext:value-type="float">
            <text:p>001110</text:p>
          </table:table-cell>
          <table:table-cell office:value-type="float" office:value="23.6235" calcext:value-type="float">
            <text:p>23.6235</text:p>
          </table:table-cell>
          <table:table-cell office:value-type="float" office:value="76.122" calcext:value-type="float">
            <text:p>76.122</text:p>
          </table:table-cell>
          <table:table-cell office:value-type="float" office:value="2.00941" calcext:value-type="float">
            <text:p>2.00941</text:p>
          </table:table-cell>
          <table:table-cell office:value-type="float" office:value="5.63622" calcext:value-type="float">
            <text:p>5.63622</text:p>
          </table:table-cell>
          <table:table-cell office:value-type="float" office:value="47.4693" calcext:value-type="float">
            <text:p>47.4693</text:p>
          </table:table-cell>
          <table:table-cell office:value-type="float" office:value="167.561" calcext:value-type="float">
            <text:p>167.5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10" calcext:value-type="float">
            <text:p>011010</text:p>
          </table:table-cell>
          <table:table-cell office:value-type="float" office:value="1.95956" calcext:value-type="float">
            <text:p>1.95956</text:p>
          </table:table-cell>
          <table:table-cell office:value-type="float" office:value="7.33525" calcext:value-type="float">
            <text:p>7.33525</text:p>
          </table:table-cell>
          <table:table-cell office:value-type="float" office:value="2.25567" calcext:value-type="float">
            <text:p>2.25567</text:p>
          </table:table-cell>
          <table:table-cell office:value-type="float" office:value="6.63191" calcext:value-type="float">
            <text:p>6.63191</text:p>
          </table:table-cell>
          <table:table-cell office:value-type="float" office:value="4.42012" calcext:value-type="float">
            <text:p>4.42012</text:p>
          </table:table-cell>
          <table:table-cell office:value-type="float" office:value="17.7221" calcext:value-type="float">
            <text:p>17.72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10" calcext:value-type="float">
            <text:p>011010</text:p>
          </table:table-cell>
          <table:table-cell office:value-type="float" office:value="23.6327" calcext:value-type="float">
            <text:p>23.6327</text:p>
          </table:table-cell>
          <table:table-cell office:value-type="float" office:value="75.27" calcext:value-type="float">
            <text:p>75.27</text:p>
          </table:table-cell>
          <table:table-cell office:value-type="float" office:value="2.03048" calcext:value-type="float">
            <text:p>2.03048</text:p>
          </table:table-cell>
          <table:table-cell office:value-type="float" office:value="6.02233" calcext:value-type="float">
            <text:p>6.02233</text:p>
          </table:table-cell>
          <table:table-cell office:value-type="float" office:value="47.9856" calcext:value-type="float">
            <text:p>47.9856</text:p>
          </table:table-cell>
          <table:table-cell office:value-type="float" office:value="170.41" calcext:value-type="float">
            <text:p>170.4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1" calcext:value-type="float">
            <text:p>100001</text:p>
          </table:table-cell>
          <table:table-cell office:value-type="float" office:value="1.84964" calcext:value-type="float">
            <text:p>1.84964</text:p>
          </table:table-cell>
          <table:table-cell office:value-type="float" office:value="6.86365" calcext:value-type="float">
            <text:p>6.86365</text:p>
          </table:table-cell>
          <table:table-cell office:value-type="float" office:value="2.30617" calcext:value-type="float">
            <text:p>2.30617</text:p>
          </table:table-cell>
          <table:table-cell office:value-type="float" office:value="6.70873" calcext:value-type="float">
            <text:p>6.70873</text:p>
          </table:table-cell>
          <table:table-cell office:value-type="float" office:value="4.26559" calcext:value-type="float">
            <text:p>4.26559</text:p>
          </table:table-cell>
          <table:table-cell office:value-type="float" office:value="16.7653" calcext:value-type="float">
            <text:p>16.765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1" calcext:value-type="float">
            <text:p>100001</text:p>
          </table:table-cell>
          <table:table-cell office:value-type="float" office:value="24.0117" calcext:value-type="float">
            <text:p>24.0117</text:p>
          </table:table-cell>
          <table:table-cell office:value-type="float" office:value="74.8537" calcext:value-type="float">
            <text:p>74.8537</text:p>
          </table:table-cell>
          <table:table-cell office:value-type="float" office:value="2.10272" calcext:value-type="float">
            <text:p>2.10272</text:p>
          </table:table-cell>
          <table:table-cell office:value-type="float" office:value="6.1676" calcext:value-type="float">
            <text:p>6.1676</text:p>
          </table:table-cell>
          <table:table-cell office:value-type="float" office:value="50.4897" calcext:value-type="float">
            <text:p>50.4897</text:p>
          </table:table-cell>
          <table:table-cell office:value-type="float" office:value="170.436" calcext:value-type="float">
            <text:p>170.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100" calcext:value-type="float">
            <text:p>011100</text:p>
          </table:table-cell>
          <table:table-cell office:value-type="float" office:value="1.96217" calcext:value-type="float">
            <text:p>1.96217</text:p>
          </table:table-cell>
          <table:table-cell office:value-type="float" office:value="7.38005" calcext:value-type="float">
            <text:p>7.38005</text:p>
          </table:table-cell>
          <table:table-cell office:value-type="float" office:value="2.26007" calcext:value-type="float">
            <text:p>2.26007</text:p>
          </table:table-cell>
          <table:table-cell office:value-type="float" office:value="6.60713" calcext:value-type="float">
            <text:p>6.60713</text:p>
          </table:table-cell>
          <table:table-cell office:value-type="float" office:value="4.43465" calcext:value-type="float">
            <text:p>4.43465</text:p>
          </table:table-cell>
          <table:table-cell office:value-type="float" office:value="17.9385" calcext:value-type="float">
            <text:p>17.93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100" calcext:value-type="float">
            <text:p>011100</text:p>
          </table:table-cell>
          <table:table-cell office:value-type="float" office:value="23.7746" calcext:value-type="float">
            <text:p>23.7746</text:p>
          </table:table-cell>
          <table:table-cell office:value-type="float" office:value="76.0022" calcext:value-type="float">
            <text:p>76.0022</text:p>
          </table:table-cell>
          <table:table-cell office:value-type="float" office:value="2.04421" calcext:value-type="float">
            <text:p>2.04421</text:p>
          </table:table-cell>
          <table:table-cell office:value-type="float" office:value="6.035" calcext:value-type="float">
            <text:p>6.035</text:p>
          </table:table-cell>
          <table:table-cell office:value-type="float" office:value="48.6003" calcext:value-type="float">
            <text:p>48.6003</text:p>
          </table:table-cell>
          <table:table-cell office:value-type="float" office:value="171.864" calcext:value-type="float">
            <text:p>171.864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000011</text:p>
          </table:table-cell>
          <table:table-cell office:value-type="float" office:value="1.98243" calcext:value-type="float">
            <text:p>1.98243</text:p>
          </table:table-cell>
          <table:table-cell office:value-type="float" office:value="7.41227" calcext:value-type="float">
            <text:p>7.41227</text:p>
          </table:table-cell>
          <table:table-cell office:value-type="float" office:value="2.34392" calcext:value-type="float">
            <text:p>2.34392</text:p>
          </table:table-cell>
          <table:table-cell office:value-type="float" office:value="6.77705" calcext:value-type="float">
            <text:p>6.77705</text:p>
          </table:table-cell>
          <table:table-cell office:value-type="float" office:value="4.64666" calcext:value-type="float">
            <text:p>4.64666</text:p>
          </table:table-cell>
          <table:table-cell office:value-type="float" office:value="18.3903" calcext:value-type="float">
            <text:p>18.390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000011</text:p>
          </table:table-cell>
          <table:table-cell office:value-type="float" office:value="24.3635" calcext:value-type="float">
            <text:p>24.3635</text:p>
          </table:table-cell>
          <table:table-cell office:value-type="float" office:value="77.5324" calcext:value-type="float">
            <text:p>77.5324</text:p>
          </table:table-cell>
          <table:table-cell office:value-type="float" office:value="2.08084" calcext:value-type="float">
            <text:p>2.08084</text:p>
          </table:table-cell>
          <table:table-cell office:value-type="float" office:value="6.13619" calcext:value-type="float">
            <text:p>6.13619</text:p>
          </table:table-cell>
          <table:table-cell office:value-type="float" office:value="50.6967" calcext:value-type="float">
            <text:p>50.6967</text:p>
          </table:table-cell>
          <table:table-cell office:value-type="float" office:value="175.342" calcext:value-type="float">
            <text:p>175.3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" calcext:value-type="float">
            <text:p>000101</text:p>
          </table:table-cell>
          <table:table-cell office:value-type="float" office:value="1.97939" calcext:value-type="float">
            <text:p>1.97939</text:p>
          </table:table-cell>
          <table:table-cell office:value-type="float" office:value="7.41439" calcext:value-type="float">
            <text:p>7.41439</text:p>
          </table:table-cell>
          <table:table-cell office:value-type="float" office:value="2.32876" calcext:value-type="float">
            <text:p>2.32876</text:p>
          </table:table-cell>
          <table:table-cell office:value-type="float" office:value="6.71377" calcext:value-type="float">
            <text:p>6.71377</text:p>
          </table:table-cell>
          <table:table-cell office:value-type="float" office:value="4.60953" calcext:value-type="float">
            <text:p>4.60953</text:p>
          </table:table-cell>
          <table:table-cell office:value-type="float" office:value="18.5212" calcext:value-type="float">
            <text:p>18.52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" calcext:value-type="float">
            <text:p>000101</text:p>
          </table:table-cell>
          <table:table-cell office:value-type="float" office:value="24.4346" calcext:value-type="float">
            <text:p>24.4346</text:p>
          </table:table-cell>
          <table:table-cell office:value-type="float" office:value="76.922" calcext:value-type="float">
            <text:p>76.922</text:p>
          </table:table-cell>
          <table:table-cell office:value-type="float" office:value="2.08808" calcext:value-type="float">
            <text:p>2.08808</text:p>
          </table:table-cell>
          <table:table-cell office:value-type="float" office:value="6.1029" calcext:value-type="float">
            <text:p>6.1029</text:p>
          </table:table-cell>
          <table:table-cell office:value-type="float" office:value="51.0215" calcext:value-type="float">
            <text:p>51.0215</text:p>
          </table:table-cell>
          <table:table-cell office:value-type="float" office:value="176.436" calcext:value-type="float">
            <text:p>176.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1" calcext:value-type="float">
            <text:p>010001</text:p>
          </table:table-cell>
          <table:table-cell office:value-type="float" office:value="1.96356" calcext:value-type="float">
            <text:p>1.96356</text:p>
          </table:table-cell>
          <table:table-cell office:value-type="float" office:value="7.30078" calcext:value-type="float">
            <text:p>7.30078</text:p>
          </table:table-cell>
          <table:table-cell office:value-type="float" office:value="2.33199" calcext:value-type="float">
            <text:p>2.33199</text:p>
          </table:table-cell>
          <table:table-cell office:value-type="float" office:value="6.75008" calcext:value-type="float">
            <text:p>6.75008</text:p>
          </table:table-cell>
          <table:table-cell office:value-type="float" office:value="4.57901" calcext:value-type="float">
            <text:p>4.57901</text:p>
          </table:table-cell>
          <table:table-cell office:value-type="float" office:value="18.2881" calcext:value-type="float">
            <text:p>18.288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1" calcext:value-type="float">
            <text:p>010001</text:p>
          </table:table-cell>
          <table:table-cell office:value-type="float" office:value="24.6144" calcext:value-type="float">
            <text:p>24.6144</text:p>
          </table:table-cell>
          <table:table-cell office:value-type="float" office:value="76.8974" calcext:value-type="float">
            <text:p>76.8974</text:p>
          </table:table-cell>
          <table:table-cell office:value-type="float" office:value="2.11455" calcext:value-type="float">
            <text:p>2.11455</text:p>
          </table:table-cell>
          <table:table-cell office:value-type="float" office:value="6.24914" calcext:value-type="float">
            <text:p>6.24914</text:p>
          </table:table-cell>
          <table:table-cell office:value-type="float" office:value="52.0484" calcext:value-type="float">
            <text:p>52.0484</text:p>
          </table:table-cell>
          <table:table-cell office:value-type="float" office:value="176.61" calcext:value-type="float">
            <text:p>176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00" calcext:value-type="float">
            <text:p>100100</text:p>
          </table:table-cell>
          <table:table-cell office:value-type="float" office:value="1.91686" calcext:value-type="float">
            <text:p>1.91686</text:p>
          </table:table-cell>
          <table:table-cell office:value-type="float" office:value="7.16257" calcext:value-type="float">
            <text:p>7.16257</text:p>
          </table:table-cell>
          <table:table-cell office:value-type="float" office:value="2.37374" calcext:value-type="float">
            <text:p>2.37374</text:p>
          </table:table-cell>
          <table:table-cell office:value-type="float" office:value="6.89305" calcext:value-type="float">
            <text:p>6.89305</text:p>
          </table:table-cell>
          <table:table-cell office:value-type="float" office:value="4.55013" calcext:value-type="float">
            <text:p>4.55013</text:p>
          </table:table-cell>
          <table:table-cell office:value-type="float" office:value="18.0818" calcext:value-type="float">
            <text:p>18.081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100" calcext:value-type="float">
            <text:p>100100</text:p>
          </table:table-cell>
          <table:table-cell office:value-type="float" office:value="24.6245" calcext:value-type="float">
            <text:p>24.6245</text:p>
          </table:table-cell>
          <table:table-cell office:value-type="float" office:value="77.3781" calcext:value-type="float">
            <text:p>77.3781</text:p>
          </table:table-cell>
          <table:table-cell office:value-type="float" office:value="2.1684" calcext:value-type="float">
            <text:p>2.1684</text:p>
          </table:table-cell>
          <table:table-cell office:value-type="float" office:value="6.37128" calcext:value-type="float">
            <text:p>6.37128</text:p>
          </table:table-cell>
          <table:table-cell office:value-type="float" office:value="53.0942" calcext:value-type="float">
            <text:p>53.0942</text:p>
          </table:table-cell>
          <table:table-cell office:value-type="float" office:value="181.02" calcext:value-type="float">
            <text:p>181.0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10" calcext:value-type="float">
            <text:p>100010</text:p>
          </table:table-cell>
          <table:table-cell office:value-type="float" office:value="1.91564" calcext:value-type="float">
            <text:p>1.91564</text:p>
          </table:table-cell>
          <table:table-cell office:value-type="float" office:value="7.15733" calcext:value-type="float">
            <text:p>7.15733</text:p>
          </table:table-cell>
          <table:table-cell office:value-type="float" office:value="2.36186" calcext:value-type="float">
            <text:p>2.36186</text:p>
          </table:table-cell>
          <table:table-cell office:value-type="float" office:value="6.86042" calcext:value-type="float">
            <text:p>6.86042</text:p>
          </table:table-cell>
          <table:table-cell office:value-type="float" office:value="4.52448" calcext:value-type="float">
            <text:p>4.52448</text:p>
          </table:table-cell>
          <table:table-cell office:value-type="float" office:value="17.9385" calcext:value-type="float">
            <text:p>17.93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10" calcext:value-type="float">
            <text:p>100010</text:p>
          </table:table-cell>
          <table:table-cell office:value-type="float" office:value="24.5056" calcext:value-type="float">
            <text:p>24.5056</text:p>
          </table:table-cell>
          <table:table-cell office:value-type="float" office:value="76.2658" calcext:value-type="float">
            <text:p>76.2658</text:p>
          </table:table-cell>
          <table:table-cell office:value-type="float" office:value="2.1533" calcext:value-type="float">
            <text:p>2.1533</text:p>
          </table:table-cell>
          <table:table-cell office:value-type="float" office:value="6.35512" calcext:value-type="float">
            <text:p>6.35512</text:p>
          </table:table-cell>
          <table:table-cell office:value-type="float" office:value="52.768" calcext:value-type="float">
            <text:p>52.768</text:p>
          </table:table-cell>
          <table:table-cell office:value-type="float" office:value="182.293" calcext:value-type="float">
            <text:p>182.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000110</text:p>
          </table:table-cell>
          <table:table-cell office:value-type="float" office:value="2.04896" calcext:value-type="float">
            <text:p>2.04896</text:p>
          </table:table-cell>
          <table:table-cell office:value-type="float" office:value="7.69626" calcext:value-type="float">
            <text:p>7.69626</text:p>
          </table:table-cell>
          <table:table-cell office:value-type="float" office:value="2.39459" calcext:value-type="float">
            <text:p>2.39459</text:p>
          </table:table-cell>
          <table:table-cell office:value-type="float" office:value="6.90717" calcext:value-type="float">
            <text:p>6.90717</text:p>
          </table:table-cell>
          <table:table-cell office:value-type="float" office:value="4.90643" calcext:value-type="float">
            <text:p>4.90643</text:p>
          </table:table-cell>
          <table:table-cell office:value-type="float" office:value="19.3707" calcext:value-type="float">
            <text:p>19.370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" calcext:value-type="float">
            <text:p>000110</text:p>
          </table:table-cell>
          <table:table-cell office:value-type="float" office:value="24.9603" calcext:value-type="float">
            <text:p>24.9603</text:p>
          </table:table-cell>
          <table:table-cell office:value-type="float" office:value="79.5367" calcext:value-type="float">
            <text:p>79.5367</text:p>
          </table:table-cell>
          <table:table-cell office:value-type="float" office:value="2.13186" calcext:value-type="float">
            <text:p>2.13186</text:p>
          </table:table-cell>
          <table:table-cell office:value-type="float" office:value="6.28739" calcext:value-type="float">
            <text:p>6.28739</text:p>
          </table:table-cell>
          <table:table-cell office:value-type="float" office:value="53.2532" calcext:value-type="float">
            <text:p>53.2532</text:p>
          </table:table-cell>
          <table:table-cell office:value-type="float" office:value="185.131" calcext:value-type="float">
            <text:p>185.13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" calcext:value-type="float">
            <text:p>001001</text:p>
          </table:table-cell>
          <table:table-cell office:value-type="float" office:value="1.9893" calcext:value-type="float">
            <text:p>1.9893</text:p>
          </table:table-cell>
          <table:table-cell office:value-type="float" office:value="7.38886" calcext:value-type="float">
            <text:p>7.38886</text:p>
          </table:table-cell>
          <table:table-cell office:value-type="float" office:value="2.36109" calcext:value-type="float">
            <text:p>2.36109</text:p>
          </table:table-cell>
          <table:table-cell office:value-type="float" office:value="6.81745" calcext:value-type="float">
            <text:p>6.81745</text:p>
          </table:table-cell>
          <table:table-cell office:value-type="float" office:value="4.69693" calcext:value-type="float">
            <text:p>4.69693</text:p>
          </table:table-cell>
          <table:table-cell office:value-type="float" office:value="18.8108" calcext:value-type="float">
            <text:p>18.810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1" calcext:value-type="float">
            <text:p>001001</text:p>
          </table:table-cell>
          <table:table-cell office:value-type="float" office:value="24.8177" calcext:value-type="float">
            <text:p>24.8177</text:p>
          </table:table-cell>
          <table:table-cell office:value-type="float" office:value="78.0023" calcext:value-type="float">
            <text:p>78.0023</text:p>
          </table:table-cell>
          <table:table-cell office:value-type="float" office:value="2.12716" calcext:value-type="float">
            <text:p>2.12716</text:p>
          </table:table-cell>
          <table:table-cell office:value-type="float" office:value="6.31687" calcext:value-type="float">
            <text:p>6.31687</text:p>
          </table:table-cell>
          <table:table-cell office:value-type="float" office:value="52.7912" calcext:value-type="float">
            <text:p>52.7912</text:p>
          </table:table-cell>
          <table:table-cell office:value-type="float" office:value="185.436" calcext:value-type="float">
            <text:p>185.43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0" calcext:value-type="float">
            <text:p>010100</text:p>
          </table:table-cell>
          <table:table-cell office:value-type="float" office:value="2.03009" calcext:value-type="float">
            <text:p>2.03009</text:p>
          </table:table-cell>
          <table:table-cell office:value-type="float" office:value="7.62523" calcext:value-type="float">
            <text:p>7.62523</text:p>
          </table:table-cell>
          <table:table-cell office:value-type="float" office:value="2.39235" calcext:value-type="float">
            <text:p>2.39235</text:p>
          </table:table-cell>
          <table:table-cell office:value-type="float" office:value="6.88987" calcext:value-type="float">
            <text:p>6.88987</text:p>
          </table:table-cell>
          <table:table-cell office:value-type="float" office:value="4.85668" calcext:value-type="float">
            <text:p>4.85668</text:p>
          </table:table-cell>
          <table:table-cell office:value-type="float" office:value="19.521" calcext:value-type="float">
            <text:p>19.52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0" calcext:value-type="float">
            <text:p>010100</text:p>
          </table:table-cell>
          <table:table-cell office:value-type="float" office:value="25.2445" calcext:value-type="float">
            <text:p>25.2445</text:p>
          </table:table-cell>
          <table:table-cell office:value-type="float" office:value="79.2525" calcext:value-type="float">
            <text:p>79.2525</text:p>
          </table:table-cell>
          <table:table-cell office:value-type="float" office:value="2.17892" calcext:value-type="float">
            <text:p>2.17892</text:p>
          </table:table-cell>
          <table:table-cell office:value-type="float" office:value="6.4029" calcext:value-type="float">
            <text:p>6.4029</text:p>
          </table:table-cell>
          <table:table-cell office:value-type="float" office:value="54.746" calcext:value-type="float">
            <text:p>54.746</text:p>
          </table:table-cell>
          <table:table-cell office:value-type="float" office:value="190.137" calcext:value-type="float">
            <text:p>190.13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10" calcext:value-type="float">
            <text:p>010010</text:p>
          </table:table-cell>
          <table:table-cell office:value-type="float" office:value="2.02905" calcext:value-type="float">
            <text:p>2.02905</text:p>
          </table:table-cell>
          <table:table-cell office:value-type="float" office:value="7.60809" calcext:value-type="float">
            <text:p>7.60809</text:p>
          </table:table-cell>
          <table:table-cell office:value-type="float" office:value="2.38848" calcext:value-type="float">
            <text:p>2.38848</text:p>
          </table:table-cell>
          <table:table-cell office:value-type="float" office:value="6.9299" calcext:value-type="float">
            <text:p>6.9299</text:p>
          </table:table-cell>
          <table:table-cell office:value-type="float" office:value="4.84633" calcext:value-type="float">
            <text:p>4.84633</text:p>
          </table:table-cell>
          <table:table-cell office:value-type="float" office:value="19.5012" calcext:value-type="float">
            <text:p>19.501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10" calcext:value-type="float">
            <text:p>010010</text:p>
          </table:table-cell>
          <table:table-cell office:value-type="float" office:value="25.1172" calcext:value-type="float">
            <text:p>25.1172</text:p>
          </table:table-cell>
          <table:table-cell office:value-type="float" office:value="79.3361" calcext:value-type="float">
            <text:p>79.3361</text:p>
          </table:table-cell>
          <table:table-cell office:value-type="float" office:value="2.16009" calcext:value-type="float">
            <text:p>2.16009</text:p>
          </table:table-cell>
          <table:table-cell office:value-type="float" office:value="6.3997" calcext:value-type="float">
            <text:p>6.3997</text:p>
          </table:table-cell>
          <table:table-cell office:value-type="float" office:value="54.2556" calcext:value-type="float">
            <text:p>54.2556</text:p>
          </table:table-cell>
          <table:table-cell office:value-type="float" office:value="190.293" calcext:value-type="float">
            <text:p>190.2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00" calcext:value-type="float">
            <text:p>110000</text:p>
          </table:table-cell>
          <table:table-cell office:value-type="float" office:value="1.91199" calcext:value-type="float">
            <text:p>1.91199</text:p>
          </table:table-cell>
          <table:table-cell office:value-type="float" office:value="7.05462" calcext:value-type="float">
            <text:p>7.05462</text:p>
          </table:table-cell>
          <table:table-cell office:value-type="float" office:value="2.37544" calcext:value-type="float">
            <text:p>2.37544</text:p>
          </table:table-cell>
          <table:table-cell office:value-type="float" office:value="6.88203" calcext:value-type="float">
            <text:p>6.88203</text:p>
          </table:table-cell>
          <table:table-cell office:value-type="float" office:value="4.55414" calcext:value-type="float">
            <text:p>4.55414</text:p>
          </table:table-cell>
          <table:table-cell office:value-type="float" office:value="18.1717" calcext:value-type="float">
            <text:p>18.171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00" calcext:value-type="float">
            <text:p>110000</text:p>
          </table:table-cell>
          <table:table-cell office:value-type="float" office:value="24.993" calcext:value-type="float">
            <text:p>24.993</text:p>
          </table:table-cell>
          <table:table-cell office:value-type="float" office:value="77.9672" calcext:value-type="float">
            <text:p>77.9672</text:p>
          </table:table-cell>
          <table:table-cell office:value-type="float" office:value="2.20656" calcext:value-type="float">
            <text:p>2.20656</text:p>
          </table:table-cell>
          <table:table-cell office:value-type="float" office:value="6.46129" calcext:value-type="float">
            <text:p>6.46129</text:p>
          </table:table-cell>
          <table:table-cell office:value-type="float" office:value="55.1487" calcext:value-type="float">
            <text:p>55.1487</text:p>
          </table:table-cell>
          <table:table-cell office:value-type="float" office:value="191.005" calcext:value-type="float">
            <text:p>191.00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00" calcext:value-type="float">
            <text:p>101000</text:p>
          </table:table-cell>
          <table:table-cell office:value-type="float" office:value="1.93043" calcext:value-type="float">
            <text:p>1.93043</text:p>
          </table:table-cell>
          <table:table-cell office:value-type="float" office:value="7.1678" calcext:value-type="float">
            <text:p>7.1678</text:p>
          </table:table-cell>
          <table:table-cell office:value-type="float" office:value="2.39573" calcext:value-type="float">
            <text:p>2.39573</text:p>
          </table:table-cell>
          <table:table-cell office:value-type="float" office:value="6.93002" calcext:value-type="float">
            <text:p>6.93002</text:p>
          </table:table-cell>
          <table:table-cell office:value-type="float" office:value="4.63606" calcext:value-type="float">
            <text:p>4.63606</text:p>
          </table:table-cell>
          <table:table-cell office:value-type="float" office:value="18.3691" calcext:value-type="float">
            <text:p>18.369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00" calcext:value-type="float">
            <text:p>101000</text:p>
          </table:table-cell>
          <table:table-cell office:value-type="float" office:value="25.0937" calcext:value-type="float">
            <text:p>25.0937</text:p>
          </table:table-cell>
          <table:table-cell office:value-type="float" office:value="78.2658" calcext:value-type="float">
            <text:p>78.2658</text:p>
          </table:table-cell>
          <table:table-cell office:value-type="float" office:value="2.21819" calcext:value-type="float">
            <text:p>2.21819</text:p>
          </table:table-cell>
          <table:table-cell office:value-type="float" office:value="6.51374" calcext:value-type="float">
            <text:p>6.51374</text:p>
          </table:table-cell>
          <table:table-cell office:value-type="float" office:value="55.6626" calcext:value-type="float">
            <text:p>55.6626</text:p>
          </table:table-cell>
          <table:table-cell office:value-type="float" office:value="194.842" calcext:value-type="float">
            <text:p>194.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" calcext:value-type="float">
            <text:p>001100</text:p>
          </table:table-cell>
          <table:table-cell office:value-type="float" office:value="2.05992" calcext:value-type="float">
            <text:p>2.05992</text:p>
          </table:table-cell>
          <table:table-cell office:value-type="float" office:value="7.73047" calcext:value-type="float">
            <text:p>7.73047</text:p>
          </table:table-cell>
          <table:table-cell office:value-type="float" office:value="2.42082" calcext:value-type="float">
            <text:p>2.42082</text:p>
          </table:table-cell>
          <table:table-cell office:value-type="float" office:value="6.9611" calcext:value-type="float">
            <text:p>6.9611</text:p>
          </table:table-cell>
          <table:table-cell office:value-type="float" office:value="4.98669" calcext:value-type="float">
            <text:p>4.98669</text:p>
          </table:table-cell>
          <table:table-cell office:value-type="float" office:value="20.146" calcext:value-type="float">
            <text:p>20.14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001100</text:p>
          </table:table-cell>
          <table:table-cell office:value-type="float" office:value="25.4423" calcext:value-type="float">
            <text:p>25.4423</text:p>
          </table:table-cell>
          <table:table-cell office:value-type="float" office:value="81.1558" calcext:value-type="float">
            <text:p>81.1558</text:p>
          </table:table-cell>
          <table:table-cell office:value-type="float" office:value="2.18782" calcext:value-type="float">
            <text:p>2.18782</text:p>
          </table:table-cell>
          <table:table-cell office:value-type="float" office:value="6.47136" calcext:value-type="float">
            <text:p>6.47136</text:p>
          </table:table-cell>
          <table:table-cell office:value-type="float" office:value="55.6633" calcext:value-type="float">
            <text:p>55.6633</text:p>
          </table:table-cell>
          <table:table-cell office:value-type="float" office:value="196.756" calcext:value-type="float">
            <text:p>196.7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10" calcext:value-type="float">
            <text:p>001010</text:p>
          </table:table-cell>
          <table:table-cell office:value-type="float" office:value="2.05922" calcext:value-type="float">
            <text:p>2.05922</text:p>
          </table:table-cell>
          <table:table-cell office:value-type="float" office:value="7.67721" calcext:value-type="float">
            <text:p>7.67721</text:p>
          </table:table-cell>
          <table:table-cell office:value-type="float" office:value="2.41484" calcext:value-type="float">
            <text:p>2.41484</text:p>
          </table:table-cell>
          <table:table-cell office:value-type="float" office:value="6.96234" calcext:value-type="float">
            <text:p>6.96234</text:p>
          </table:table-cell>
          <table:table-cell office:value-type="float" office:value="4.97269" calcext:value-type="float">
            <text:p>4.97269</text:p>
          </table:table-cell>
          <table:table-cell office:value-type="float" office:value="19.9557" calcext:value-type="float">
            <text:p>19.955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10" calcext:value-type="float">
            <text:p>001010</text:p>
          </table:table-cell>
          <table:table-cell office:value-type="float" office:value="25.2985" calcext:value-type="float">
            <text:p>25.2985</text:p>
          </table:table-cell>
          <table:table-cell office:value-type="float" office:value="81.0788" calcext:value-type="float">
            <text:p>81.0788</text:p>
          </table:table-cell>
          <table:table-cell office:value-type="float" office:value="2.16984" calcext:value-type="float">
            <text:p>2.16984</text:p>
          </table:table-cell>
          <table:table-cell office:value-type="float" office:value="6.43168" calcext:value-type="float">
            <text:p>6.43168</text:p>
          </table:table-cell>
          <table:table-cell office:value-type="float" office:value="54.8936" calcext:value-type="float">
            <text:p>54.8936</text:p>
          </table:table-cell>
          <table:table-cell office:value-type="float" office:value="197.256" calcext:value-type="float">
            <text:p>197.256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1000" calcext:value-type="float">
            <text:p>011000</text:p>
          </table:table-cell>
          <table:table-cell office:value-type="float" office:value="2.04809" calcext:value-type="float">
            <text:p>2.04809</text:p>
          </table:table-cell>
          <table:table-cell office:value-type="float" office:value="7.65262" calcext:value-type="float">
            <text:p>7.65262</text:p>
          </table:table-cell>
          <table:table-cell office:value-type="float" office:value="2.42945" calcext:value-type="float">
            <text:p>2.42945</text:p>
          </table:table-cell>
          <table:table-cell office:value-type="float" office:value="6.95754" calcext:value-type="float">
            <text:p>6.95754</text:p>
          </table:table-cell>
          <table:table-cell office:value-type="float" office:value="4.97574" calcext:value-type="float">
            <text:p>4.97574</text:p>
          </table:table-cell>
          <table:table-cell office:value-type="float" office:value="20.3085" calcext:value-type="float">
            <text:p>20.308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000" calcext:value-type="float">
            <text:p>011000</text:p>
          </table:table-cell>
          <table:table-cell office:value-type="float" office:value="25.7285" calcext:value-type="float">
            <text:p>25.7285</text:p>
          </table:table-cell>
          <table:table-cell office:value-type="float" office:value="80.6281" calcext:value-type="float">
            <text:p>80.6281</text:p>
          </table:table-cell>
          <table:table-cell office:value-type="float" office:value="2.22511" calcext:value-type="float">
            <text:p>2.22511</text:p>
          </table:table-cell>
          <table:table-cell office:value-type="float" office:value="6.54899" calcext:value-type="float">
            <text:p>6.54899</text:p>
          </table:table-cell>
          <table:table-cell office:value-type="float" office:value="57.2487" calcext:value-type="float">
            <text:p>57.2487</text:p>
          </table:table-cell>
          <table:table-cell office:value-type="float" office:value="201.61" calcext:value-type="float">
            <text:p>201.61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000001</text:p>
          </table:table-cell>
          <table:table-cell office:value-type="float" office:value="2.06505" calcext:value-type="float">
            <text:p>2.06505</text:p>
          </table:table-cell>
          <table:table-cell office:value-type="float" office:value="7.66078" calcext:value-type="float">
            <text:p>7.66078</text:p>
          </table:table-cell>
          <table:table-cell office:value-type="float" office:value="2.50248" calcext:value-type="float">
            <text:p>2.50248</text:p>
          </table:table-cell>
          <table:table-cell office:value-type="float" office:value="8.05275" calcext:value-type="float">
            <text:p>8.05275</text:p>
          </table:table-cell>
          <table:table-cell office:value-type="float" office:value="5.16775" calcext:value-type="float">
            <text:p>5.16775</text:p>
          </table:table-cell>
          <table:table-cell office:value-type="float" office:value="20.614" calcext:value-type="float">
            <text:p>20.61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000001</text:p>
          </table:table-cell>
          <table:table-cell office:value-type="float" office:value="26.8244" calcext:value-type="float">
            <text:p>26.8244</text:p>
          </table:table-cell>
          <table:table-cell office:value-type="float" office:value="84.2132" calcext:value-type="float">
            <text:p>84.2132</text:p>
          </table:table-cell>
          <table:table-cell office:value-type="float" office:value="2.26759" calcext:value-type="float">
            <text:p>2.26759</text:p>
          </table:table-cell>
          <table:table-cell office:value-type="float" office:value="6.64705" calcext:value-type="float">
            <text:p>6.64705</text:p>
          </table:table-cell>
          <table:table-cell office:value-type="float" office:value="60.8269" calcext:value-type="float">
            <text:p>60.8269</text:p>
          </table:table-cell>
          <table:table-cell office:value-type="float" office:value="212.008" calcext:value-type="float">
            <text:p>212.00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000100</text:p>
          </table:table-cell>
          <table:table-cell office:value-type="float" office:value="2.13688" calcext:value-type="float">
            <text:p>2.13688</text:p>
          </table:table-cell>
          <table:table-cell office:value-type="float" office:value="7.97379" calcext:value-type="float">
            <text:p>7.97379</text:p>
          </table:table-cell>
          <table:table-cell office:value-type="float" office:value="2.57328" calcext:value-type="float">
            <text:p>2.57328</text:p>
          </table:table-cell>
          <table:table-cell office:value-type="float" office:value="8.18026" calcext:value-type="float">
            <text:p>8.18026</text:p>
          </table:table-cell>
          <table:table-cell office:value-type="float" office:value="5.509" calcext:value-type="float">
            <text:p>5.509</text:p>
          </table:table-cell>
          <table:table-cell office:value-type="float" office:value="22.1262" calcext:value-type="float">
            <text:p>22.126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000100</text:p>
          </table:table-cell>
          <table:table-cell office:value-type="float" office:value="27.5049" calcext:value-type="float">
            <text:p>27.5049</text:p>
          </table:table-cell>
          <table:table-cell office:value-type="float" office:value="86.0932" calcext:value-type="float">
            <text:p>86.0932</text:p>
          </table:table-cell>
          <table:table-cell office:value-type="float" office:value="2.34253" calcext:value-type="float">
            <text:p>2.34253</text:p>
          </table:table-cell>
          <table:table-cell office:value-type="float" office:value="6.79362" calcext:value-type="float">
            <text:p>6.79362</text:p>
          </table:table-cell>
          <table:table-cell office:value-type="float" office:value="64.1632" calcext:value-type="float">
            <text:p>64.1632</text:p>
          </table:table-cell>
          <table:table-cell office:value-type="float" office:value="222.157" calcext:value-type="float">
            <text:p>222.15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0" calcext:value-type="float">
            <text:p>100000</text:p>
          </table:table-cell>
          <table:table-cell office:value-type="float" office:value="2.00974" calcext:value-type="float">
            <text:p>2.00974</text:p>
          </table:table-cell>
          <table:table-cell office:value-type="float" office:value="7.45754" calcext:value-type="float">
            <text:p>7.45754</text:p>
          </table:table-cell>
          <table:table-cell office:value-type="float" office:value="2.54278" calcext:value-type="float">
            <text:p>2.54278</text:p>
          </table:table-cell>
          <table:table-cell office:value-type="float" office:value="8.17743" calcext:value-type="float">
            <text:p>8.17743</text:p>
          </table:table-cell>
          <table:table-cell office:value-type="float" office:value="5.14514" calcext:value-type="float">
            <text:p>5.14514</text:p>
          </table:table-cell>
          <table:table-cell office:value-type="float" office:value="20.1201" calcext:value-type="float">
            <text:p>20.120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0" calcext:value-type="float">
            <text:p>100000</text:p>
          </table:table-cell>
          <table:table-cell office:value-type="float" office:value="27.4983" calcext:value-type="float">
            <text:p>27.4983</text:p>
          </table:table-cell>
          <table:table-cell office:value-type="float" office:value="85.0618" calcext:value-type="float">
            <text:p>85.0618</text:p>
          </table:table-cell>
          <table:table-cell office:value-type="float" office:value="2.38606" calcext:value-type="float">
            <text:p>2.38606</text:p>
          </table:table-cell>
          <table:table-cell office:value-type="float" office:value="6.87663" calcext:value-type="float">
            <text:p>6.87663</text:p>
          </table:table-cell>
          <table:table-cell office:value-type="float" office:value="65.0077" calcext:value-type="float">
            <text:p>65.0077</text:p>
          </table:table-cell>
          <table:table-cell office:value-type="float" office:value="226.307" calcext:value-type="float">
            <text:p>226.30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000010</text:p>
          </table:table-cell>
          <table:table-cell office:value-type="float" office:value="2.1374" calcext:value-type="float">
            <text:p>2.1374</text:p>
          </table:table-cell>
          <table:table-cell office:value-type="float" office:value="7.93213" calcext:value-type="float">
            <text:p>7.93213</text:p>
          </table:table-cell>
          <table:table-cell office:value-type="float" office:value="2.57352" calcext:value-type="float">
            <text:p>2.57352</text:p>
          </table:table-cell>
          <table:table-cell office:value-type="float" office:value="8.21747" calcext:value-type="float">
            <text:p>8.21747</text:p>
          </table:table-cell>
          <table:table-cell office:value-type="float" office:value="5.50065" calcext:value-type="float">
            <text:p>5.50065</text:p>
          </table:table-cell>
          <table:table-cell office:value-type="float" office:value="22.2236" calcext:value-type="float">
            <text:p>22.223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000010</text:p>
          </table:table-cell>
          <table:table-cell office:value-type="float" office:value="27.3832" calcext:value-type="float">
            <text:p>27.3832</text:p>
          </table:table-cell>
          <table:table-cell office:value-type="float" office:value="85.6891" calcext:value-type="float">
            <text:p>85.6891</text:p>
          </table:table-cell>
          <table:table-cell office:value-type="float" office:value="2.32292" calcext:value-type="float">
            <text:p>2.32292</text:p>
          </table:table-cell>
          <table:table-cell office:value-type="float" office:value="6.77457" calcext:value-type="float">
            <text:p>6.77457</text:p>
          </table:table-cell>
          <table:table-cell office:value-type="float" office:value="63.3882" calcext:value-type="float">
            <text:p>63.3882</text:p>
          </table:table-cell>
          <table:table-cell office:value-type="float" office:value="226.775" calcext:value-type="float">
            <text:p>226.775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010000</text:p>
          </table:table-cell>
          <table:table-cell office:value-type="float" office:value="2.1301" calcext:value-type="float">
            <text:p>2.1301</text:p>
          </table:table-cell>
          <table:table-cell office:value-type="float" office:value="7.91425" calcext:value-type="float">
            <text:p>7.91425</text:p>
          </table:table-cell>
          <table:table-cell office:value-type="float" office:value="2.57484" calcext:value-type="float">
            <text:p>2.57484</text:p>
          </table:table-cell>
          <table:table-cell office:value-type="float" office:value="8.21136" calcext:value-type="float">
            <text:p>8.21136</text:p>
          </table:table-cell>
          <table:table-cell office:value-type="float" office:value="5.50926" calcext:value-type="float">
            <text:p>5.50926</text:p>
          </table:table-cell>
          <table:table-cell office:value-type="float" office:value="22.2393" calcext:value-type="float">
            <text:p>22.239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0" calcext:value-type="float">
            <text:p>010000</text:p>
          </table:table-cell>
          <table:table-cell office:value-type="float" office:value="28.0639" calcext:value-type="float">
            <text:p>28.0639</text:p>
          </table:table-cell>
          <table:table-cell office:value-type="float" office:value="86.3607" calcext:value-type="float">
            <text:p>86.3607</text:p>
          </table:table-cell>
          <table:table-cell office:value-type="float" office:value="2.39146" calcext:value-type="float">
            <text:p>2.39146</text:p>
          </table:table-cell>
          <table:table-cell office:value-type="float" office:value="6.8825" calcext:value-type="float">
            <text:p>6.8825</text:p>
          </table:table-cell>
          <table:table-cell office:value-type="float" office:value="66.4982" calcext:value-type="float">
            <text:p>66.4982</text:p>
          </table:table-cell>
          <table:table-cell office:value-type="float" office:value="235.593" calcext:value-type="float">
            <text:p>235.59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001000</text:p>
          </table:table-cell>
          <table:table-cell office:value-type="float" office:value="2.15567" calcext:value-type="float">
            <text:p>2.15567</text:p>
          </table:table-cell>
          <table:table-cell office:value-type="float" office:value="7.97819" calcext:value-type="float">
            <text:p>7.97819</text:p>
          </table:table-cell>
          <table:table-cell office:value-type="float" office:value="2.60213" calcext:value-type="float">
            <text:p>2.60213</text:p>
          </table:table-cell>
          <table:table-cell office:value-type="float" office:value="8.25527" calcext:value-type="float">
            <text:p>8.25527</text:p>
          </table:table-cell>
          <table:table-cell office:value-type="float" office:value="5.62058" calcext:value-type="float">
            <text:p>5.62058</text:p>
          </table:table-cell>
          <table:table-cell office:value-type="float" office:value="23.0019" calcext:value-type="float">
            <text:p>23.0019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001000</text:p>
          </table:table-cell>
          <table:table-cell office:value-type="float" office:value="28.1464" calcext:value-type="float">
            <text:p>28.1464</text:p>
          </table:table-cell>
          <table:table-cell office:value-type="float" office:value="87.5367" calcext:value-type="float">
            <text:p>87.5367</text:p>
          </table:table-cell>
          <table:table-cell office:value-type="float" office:value="2.39895" calcext:value-type="float">
            <text:p>2.39895</text:p>
          </table:table-cell>
          <table:table-cell office:value-type="float" office:value="6.90778" calcext:value-type="float">
            <text:p>6.90778</text:p>
          </table:table-cell>
          <table:table-cell office:value-type="float" office:value="67.5216" calcext:value-type="float">
            <text:p>67.5216</text:p>
          </table:table-cell>
          <table:table-cell office:value-type="float" office:value="237.842" calcext:value-type="float">
            <text:p>237.84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00000</text:p>
          </table:table-cell>
          <table:table-cell office:value-type="float" office:value="2.25463" calcext:value-type="float">
            <text:p>2.25463</text:p>
          </table:table-cell>
          <table:table-cell office:value-type="float" office:value="8.33559" calcext:value-type="float">
            <text:p>8.33559</text:p>
          </table:table-cell>
          <table:table-cell office:value-type="float" office:value="2.77458" calcext:value-type="float">
            <text:p>2.77458</text:p>
          </table:table-cell>
          <table:table-cell office:value-type="float" office:value="8.53096" calcext:value-type="float">
            <text:p>8.53096</text:p>
          </table:table-cell>
          <table:table-cell office:value-type="float" office:value="6.24178" calcext:value-type="float">
            <text:p>6.24178</text:p>
          </table:table-cell>
          <table:table-cell office:value-type="float" office:value="25.787" calcext:value-type="float">
            <text:p>25.78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00000</text:p>
          </table:table-cell>
          <table:table-cell office:value-type="float" office:value="31.5273" calcext:value-type="float">
            <text:p>31.5273</text:p>
          </table:table-cell>
          <table:table-cell office:value-type="float" office:value="95.5262" calcext:value-type="float">
            <text:p>95.5262</text:p>
          </table:table-cell>
          <table:table-cell office:value-type="float" office:value="2.5892" calcext:value-type="float">
            <text:p>2.5892</text:p>
          </table:table-cell>
          <table:table-cell office:value-type="float" office:value="8.22759" calcext:value-type="float">
            <text:p>8.22759</text:p>
          </table:table-cell>
          <table:table-cell office:value-type="float" office:value="80.6946" calcext:value-type="float">
            <text:p>80.6946</text:p>
          </table:table-cell>
          <table:table-cell office:value-type="float" office:value="284.367" calcext:value-type="float">
            <text:p>284.367</text:p>
          </table:table-cell>
        </table:table-row>
      </table:table>
      <table:named-expressions/>
      <table:database-ranges>
        <table:database-range table:name="__Anonymous_Sheet_DB__0" table:target-range-address="Sheet1.A2:Sheet1.Q65" table:contains-header="false">
          <table:sort>
            <table:sort-by table:field-number="1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0">
      <number:number number:decimal-places="0" number:min-integer-digits="6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13T14:16:46.251929513</dc:date>
    <meta:generator>LibreOffice/4.2.7.2$Linux_X86_64 LibreOffice_project/420m0$Build-2</meta:generator>
    <meta:editing-duration>PT8M7S</meta:editing-duration>
    <meta:editing-cycles>4</meta:editing-cycles>
    <meta:document-statistic meta:table-count="1" meta:cell-count="1040" meta:object-count="0"/>
  </office:meta>
</office:document-meta>
</file>